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Pacifico" svg:font-family="Pacifico" style:font-pitch="variable"/>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fo:background-color="#ffffff"/>
    </style:style>
    <style:style style:name="P9" style:family="paragraph" style:parent-style-name="Text_20_body">
      <style:paragraph-properties fo:text-align="justify" style:justify-single-word="false"/>
      <style:text-properties style:use-window-font-color="true"/>
    </style:style>
    <style:style style:name="P10" style:family="paragraph" style:parent-style-name="Text_20_body">
      <style:text-properties style:use-window-font-color="true" fo:language="ru" fo:country="RU"/>
    </style:style>
    <style:style style:name="P11" style:family="paragraph" style:parent-style-name="Text_20_body">
      <style:text-properties style:use-window-font-color="true" fo:language="ru" fo:country="RU" style:text-underline-style="none"/>
    </style:style>
    <style:style style:name="P1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3" style:family="paragraph" style:parent-style-name="Text_20_body">
      <style:text-properties style:use-window-font-color="true" style:text-underline-style="none"/>
    </style:style>
    <style:style style:name="P14" style:family="paragraph" style:parent-style-name="Text_20_body">
      <style:text-properties style:use-window-font-color="true" style:text-underline-style="solid" style:text-underline-width="auto" style:text-underline-color="font-color"/>
    </style:style>
    <style:style style:name="P15" style:family="paragraph" style:parent-style-name="Text_20_body">
      <style:text-properties style:use-window-font-color="true" fo:font-style="italic" fo:font-weight="bold" style:font-style-asian="italic" style:font-weight-asian="bold" style:font-style-complex="italic" style:font-weight-complex="bold"/>
    </style:style>
    <style:style style:name="P16"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7" style:family="paragraph" style:parent-style-name="Text_20_body">
      <style:text-properties fo:color="#ff3333"/>
    </style:style>
    <style:style style:name="P18" style:family="paragraph" style:parent-style-name="Text_20_body">
      <style:text-properties fo:color="#ff3333" fo:font-style="normal" style:font-style-asian="normal" style:font-style-complex="normal"/>
    </style:style>
    <style:style style:name="P19"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0" style:family="paragraph" style:parent-style-name="Text_20_body">
      <style:text-properties fo:color="#ff3333" fo:language="ru" fo:country="RU"/>
    </style:style>
    <style:style style:name="P21"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9"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0" style:family="paragraph" style:parent-style-name="Цитата_20_-_20_автор">
      <style:text-properties style:use-window-font-color="true"/>
    </style:style>
    <style:style style:name="P41" style:family="paragraph" style:parent-style-name="Цитата_20_-_20_автор">
      <style:text-properties fo:language="ru" fo:country="RU"/>
    </style:style>
    <style:style style:name="P42" style:family="paragraph" style:parent-style-name="Эпиграф_20__2b__20_автор">
      <style:text-properties style:use-window-font-color="true"/>
    </style:style>
    <style:style style:name="P43" style:family="paragraph" style:parent-style-name="Subtitle">
      <style:text-properties style:use-window-font-color="true"/>
    </style:style>
    <style:style style:name="P44" style:family="paragraph" style:parent-style-name="Subtitle">
      <style:text-properties style:use-window-font-color="true" style:text-underline-style="none"/>
    </style:style>
    <style:style style:name="P45" style:family="paragraph" style:parent-style-name="Subtitle">
      <style:text-properties fo:color="#ff3333"/>
    </style:style>
    <style:style style:name="P46" style:family="paragraph" style:parent-style-name="Subtitle">
      <style:text-properties fo:color="#ff3333" fo:font-style="normal" style:font-style-asian="normal" style:font-style-complex="normal"/>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fo:color="#ff3333"/>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text-properties fo:color="#ff3333"/>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Text_20_body">
      <style:paragraph-properties fo:break-before="page"/>
      <style:text-properties fo:font-size="18pt" style:font-size-asian="18pt" style:font-size-complex="18pt"/>
    </style:style>
    <style:style style:name="P62"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3" style:family="paragraph" style:parent-style-name="Standard">
      <style:paragraph-properties fo:break-before="page"/>
      <style:text-properties fo:color="#ff3333" fo:font-style="normal" style:font-style-asian="normal" style:font-style-complex="normal"/>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text-underline-style="non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Quotations">
      <style:paragraph-properties fo:margin-left="0.998cm" fo:margin-right="0.998cm" fo:text-indent="0cm" style:auto-text-indent="false"/>
      <style:text-properties fo:language="ru" fo:country="RU"/>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Heading_20_1" style:master-page-name="Right_20_Page">
      <style:paragraph-properties style:page-number="3"/>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ru" fo:country="RU" style:language-complex="ar" style:country-complex="SA"/>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fo:language="ru" fo:country="RU"/>
    </style:style>
    <style:style style:name="P81" style:family="paragraph" style:parent-style-name="Heading_20_3">
      <style:paragraph-properties fo:break-before="page"/>
      <style:text-properties fo:language="ru" fo:country="RU" fo:font-weight="bold" style:font-weight-asian="bold" style:font-weight-complex="bold"/>
    </style:style>
    <style:style style:name="P82" style:family="paragraph" style:parent-style-name="Heading_20_3">
      <style:paragraph-properties fo:break-before="page"/>
      <style:text-properties fo:language="ru" fo:country="RU" fo:font-style="normal" fo:font-weight="bold" style:font-style-asian="normal" style:font-weight-asian="bold" style:font-style-complex="normal" style:font-weight-complex="bold"/>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Heading_20_2">
      <style:text-properties fo:font-style="normal" fo:font-weight="bold" style:font-style-asian="normal" style:font-weight-asian="bold" style:font-style-complex="normal" style:font-weight-complex="bold"/>
    </style:style>
    <style:style style:name="P85" style:family="paragraph" style:parent-style-name="Heading_20_2">
      <style:paragraph-properties fo:break-before="page"/>
    </style:style>
    <style:style style:name="P86" style:family="paragraph" style:parent-style-name="Эпиграф_20__2b__20_автор">
      <style:text-properties style:use-window-font-color="true"/>
    </style:style>
    <style:style style:name="P87" style:family="paragraph" style:parent-style-name="Quotations" style:list-style-name="L3">
      <style:paragraph-properties fo:margin-left="0.998cm" fo:margin-right="0.998cm" fo:text-indent="0cm" style:auto-text-indent="false"/>
      <style:text-properties fo:language="ru" fo:country="RU"/>
    </style:style>
    <style:style style:name="P88"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89" style:family="paragraph" style:parent-style-name="Text_20_body" style:list-style-name="диалог"/>
    <style:style style:name="P90" style:family="paragraph" style:parent-style-name="Text_20_body">
      <style:text-properties style:use-window-font-color="true"/>
    </style:style>
    <style:style style:name="P91" style:family="paragraph" style:parent-style-name="Text_20_body">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1">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7"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8" style:family="paragraph" style:parent-style-name="Text_20_body" style:list-style-name="диалог">
      <style:text-properties style:use-window-font-color="true"/>
    </style:style>
    <style:style style:name="P99" style:family="paragraph" style:parent-style-name="Text_20_body" style:list-style-name="List_20_1">
      <style:text-properties style:use-window-font-color="true"/>
    </style:style>
    <style:style style:name="P100" style:family="paragraph" style:parent-style-name="Text_20_body" style:list-style-name="список_20_перечисление">
      <style:text-properties style:use-window-font-color="true"/>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4">
      <style:text-properties style:use-window-font-color="true" style:text-underline-style="none"/>
    </style:style>
    <style:style style:name="P103" style:family="paragraph" style:parent-style-name="Text_20_body" style:list-style-name="диалог">
      <style:text-properties style:use-window-font-color="true" style:text-underline-style="solid" style:text-underline-width="auto" style:text-underline-color="font-color"/>
    </style:style>
    <style:style style:name="P104" style:family="paragraph" style:parent-style-name="Text_20_body" style:list-style-name="L4">
      <style:text-properties style:use-window-font-color="true"/>
    </style:style>
    <style:style style:name="P105" style:family="paragraph" style:parent-style-name="Text_20_body" style:list-style-name="L5">
      <style:text-properties style:use-window-font-color="true"/>
    </style:style>
    <style:style style:name="P106" style:family="paragraph" style:parent-style-name="Text_20_body" style:list-style-name="диалог">
      <style:text-properties style:use-window-font-color="true" fo:font-weight="normal" style:font-weight-asian="normal" style:font-weight-complex="normal"/>
    </style:style>
    <style:style style:name="P107" style:family="paragraph" style:parent-style-name="Text_20_body" style:list-style-name="список_20_перечисление"/>
    <style:style style:name="P108" style:family="paragraph" style:parent-style-name="Text_20_body">
      <style:paragraph-properties fo:text-align="justify" style:justify-single-word="false"/>
    </style:style>
    <style:style style:name="P109" style:family="paragraph" style:parent-style-name="Text_20_body" style:list-style-name="L2">
      <style:paragraph-properties fo:text-align="justify" style:justify-single-word="false"/>
    </style:style>
    <style:style style:name="P110" style:family="paragraph" style:parent-style-name="Text_20_body" style:list-style-name="диалог">
      <style:paragraph-properties fo:text-align="justify" style:justify-single-word="false"/>
    </style:style>
    <style:style style:name="P111" style:family="paragraph" style:parent-style-name="Text_20_body" style:list-style-name="диалог">
      <style:text-properties fo:color="#ff3333"/>
    </style:style>
    <style:style style:name="P112" style:family="paragraph" style:parent-style-name="Text_20_body" style:list-style-name="диалог">
      <style:text-properties fo:color="#ff3333" fo:font-style="normal" style:font-style-asian="normal" style:font-style-complex="normal"/>
    </style:style>
    <style:style style:name="P11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5"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fo:background-color="#ffffff"/>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normal" fo:font-weight="normal" style:font-style-asian="normal" style:font-weight-asian="normal" style:font-style-complex="normal" style:font-weight-complex="normal"/>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bold" style:font-weight-asian="bold" style:font-weight-complex="bold"/>
    </style:style>
    <style:style style:name="T41"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3"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4" style:family="text">
      <style:text-properties fo:color="#ff3333"/>
    </style:style>
    <style:style style:name="T45" style:family="text">
      <style:text-properties fo:color="#ff3333" fo:language="ru" fo:country="RU" fo:font-style="normal" fo:font-weight="normal" style:font-style-asian="normal" style:font-weight-asian="normal" style:font-style-complex="normal" style:font-weight-complex="normal"/>
    </style:style>
    <style:style style:name="T46" style:family="text">
      <style:text-properties fo:color="#ff3333" style:text-line-through-style="none"/>
    </style:style>
    <style:style style:name="T47" style:family="text">
      <style:text-properties fo:color="#ff3333" fo:font-style="normal" style:font-style-asian="normal" style:font-style-complex="normal"/>
    </style:style>
    <style:style style:name="T48" style:family="text">
      <style:text-properties fo:color="#ff3333" fo:font-style="normal" fo:font-weight="normal" style:font-style-asian="normal" style:font-weight-asian="normal" style:font-style-complex="normal" style:font-weight-complex="normal"/>
    </style:style>
    <style:style style:name="T49" style:family="text">
      <style:text-properties fo:color="#ff3333" fo:language="en" fo:country="US" fo:font-style="normal" fo:font-weight="normal" style:font-style-asian="normal" style:font-weight-asian="normal" style:font-style-complex="normal" style:font-weight-complex="normal"/>
    </style:style>
    <style:style style:name="T50" style:family="text">
      <style:text-properties fo:language="uk" fo:country="UA"/>
    </style:style>
    <style:style style:name="T51" style:family="text">
      <style:text-properties fo:language="uk" fo:country="UA" fo:font-style="normal" style:font-style-asian="normal" style:font-style-complex="normal"/>
    </style:style>
    <style:style style:name="T52" style:family="text">
      <style:text-properties fo:language="uk" fo:country="UA" fo:font-style="normal" fo:font-weight="normal" style:font-style-asian="normal" style:font-weight-asian="normal" style:font-style-complex="normal" style:font-weight-complex="normal"/>
    </style:style>
    <style:style style:name="T53" style:family="text">
      <style:text-properties fo:background-color="#ffffff"/>
    </style:style>
    <style:style style:name="T54" style:family="text">
      <style:text-properties style:font-name="Verdana1" fo:language="ru" fo:country="RU"/>
    </style:style>
    <style:style style:name="T55" style:family="text">
      <style:text-properties fo:background-color="transparent"/>
    </style:style>
    <style:style style:name="T5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1">Янина Каминская</text:span></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2"><text:s/></text:span></text:span></text:p>
      <text:p text:style-name="Caption">Реквием по любви</text:p>
      <text:p text:style-name="P67">или</text:p>
      <text:p text:style-name="P67">мемуары о манипуляторе</text:p>
      <text:h text:style-name="P76" text:outline-level="1"><text:s/><text:bookmark-start text:name="Vviedieniie"/>П<text:bookmark-end text:name="Vviedieniie"/>ролог </text:h>
      <text:p text:style-name="P42">Опыт – дитя мысли, а мысль – дитя действия. Мы не можем изучать людей по книгам.</text:p>
      <text:p text:style-name="P50">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9">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text:soft-page-break/>день с любимым делал меня несчастной и оставлял какой-то необъяснимый осадок.</text:p>
      <text:p text:style-name="P9">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9">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9">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9">Вы сейчас, наверное, подумали, мол:</text:p>
      <text:list xml:id="list5849482186553333428" text:style-name="диалог">
        <text:list-item>
          <text:p text:style-name="P92">Не любит она мужиков! Злая она! Такая злая, что вот аж целую книгу сочинила! Мужененавистница! Феминистка!</text:p>
        </text:list-item>
      </text:list>
      <text:p text:style-name="P9">О нет! Я люблю мужчин!</text:p>
      <text:p text:style-name="P9"><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9">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9">Согласны ли вы со следующими утверждениями?</text:p>
      <text:list xml:id="list3056454979448414454" text:style-name="список_20_перечисление">
        <text:list-item>
          <text:p text:style-name="P93">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3">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9147612297150229433" text:style-name="L1">
        <text:list-item>
          <text:p text:style-name="P94"><text:soft-page-break/>Вам говорят, что вы совершаете ошибки, вы всегда виноваты, но не понимаете, в чем ваша вина;</text:p>
        </text:list-item>
        <text:list-item>
          <text:p text:style-name="P94">Вам кажется, что вы в одиночку несете всю или большую часть ответственности за совершаемые действия вашей пары;</text:p>
        </text:list-item>
        <text:list-item>
          <text:p text:style-name="P94">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4">Ваши чувства и настроение зависят от вашего партнера. Вы часто готовы промолчать, чтобы угодить ему;</text:p>
        </text:list-item>
        <text:list-item>
          <text:p text:style-name="P94">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4">Вам кажется, что ваш партнер не заинтересован вами, а мысли о том, что вас могут бросить приводят вас в ужас.</text:p>
        </text:list-item>
      </text:list>
      <text:p text:style-name="P9"><text:soft-page-break/>Если вы согласны хотя бы с несколькими из этих утверждений, мне жаль — вы попали в клуб жертв манипулятора.</text:p>
      <text:p text:style-name="P43">* * *</text:p>
      <text:p text:style-name="P9">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9">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9">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9">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9">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0504116" text:continue-list="list5849482186553333428" text:style-name="диалог">
        <text:list-item>
          <text:p text:style-name="P92">Ты переживаешь напрасно!</text:p>
        </text:list-item>
      </text:list>
      <text:p text:style-name="P9">Или:</text:p>
      <text:list xml:id="list40498923" text:continue-numbering="true" text:style-name="диалог">
        <text:list-item>
          <text:p text:style-name="P92">Тебе нужно просто успокоиться!</text:p>
        </text:list-item>
      </text:list>
      <text:p text:style-name="P9">А если ваши отношения уже закончились, то вы, скорее всего, в отчаянии, но слышите:</text:p>
      <text:list xml:id="list40492691" text:continue-numbering="true" text:style-name="диалог">
        <text:list-item>
          <text:p text:style-name="P92">Тебе нужно просто отпустить и забыть.</text:p>
        </text:list-item>
      </text:list>
      <text:p text:style-name="P9">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9">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3"><text:soft-page-break/>* * *</text:p>
      <text:p text:style-name="P9">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6">de —</text:span><text:span text:style-name="T14"> отсутствие, от фр. </text:span><text:span text:style-name="T36">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9">В<text:span text:style-name="T53">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7">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text:soft-page-break/>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8">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8">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8">По сути, разница в поведении психа и психопата лежит в понятии <office:annotation office:name="__Annotation__11825_1188893767"><dc:creator>Яна </dc:creator><dc:date>2018-02-21T14:32:26.22</dc:date><text:p text:style-name="P141"><text:span text:style-name="T56">эмпатия</text:span></text:p><text:p text:style-name="P141"><text:span text:style-name="T56">эмпатии</text:span></text:p><text:p text:style-name="P141"><text:span text:style-name="T56">«эмпатия»</text:span></text:p></office:annotation>«Э<text:span text:style-name="T55">мпатия»</text:span><office:annotation-end office:name="__Annotation__11825_1188893767"/>. </text:p>
      <text:p text:style-name="P22"><text:span text:style-name="T33">Эмпатия (</text:span><text:span text:style-name="T26">от </text:span><text:a xlink:type="simple" xlink:href="https://ru.wikipedia.org/wiki/Греческий_язык" text:style-name="Internet_20_link" text:visited-style-name="Visited_20_Internet_20_Link"><text:span text:style-name="T41">греч.</text:span></text:a><text:span text:style-name="T42"> </text:span><text:span text:style-name="T41">empatheia</text:span><text:span text:style-name="T43"> </text:span><text:span text:style-name="T26">— страсть, сопереживание, чувство</text:span><text:span text:style-name="T33">) – </text:span><text:span text:style-name="T34">это способность осознанно </text:span><text:soft-page-break/><text:span text:style-name="T34">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8">Существует несколько видов эмпатии:</text:p>
      <text:list xml:id="list40499495" text:continue-list="list3056454979448414454" text:style-name="список_20_перечисление">
        <text:list-item>
          <text:p text:style-name="P96">эмоциональная эмпатия— основана на механизмах проекции и подражания реакциям другого человека;</text:p>
        </text:list-item>
        <text:list-item>
          <text:p text:style-name="P96">когнитивная эмпатия — сравнение, аналогия;</text:p>
        </text:list-item>
        <text:list-item>
          <text:p text:style-name="P96">предикативная эмпатия — способность предсказывать реакции другого человека.</text:p>
        </text:list-item>
      </text:list>
      <text:p text:style-name="P8">Прародитель понятия <office:annotation office:name="__Annotation__11826_1188893767"><dc:creator>Яна </dc:creator><dc:date>2018-02-21T14:33:04.22</dc:date><text:p text:style-name="P141"><text:span text:style-name="T56">«психоанализ»</text:span></text:p><text:p text:style-name="P141"><text:span text:style-name="T5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8"/>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8">С точки зрения психологии способность к эмпатии считается нормой.</text:p>
      <text:p text:style-name="P8"><text:soft-page-break/>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8">Для того, чтобы в полной мере понять различие между психом и психопатом, я приведу пару чисто гипотетических примеров:</text:p>
      <text:p text:style-name="P8">Псих: Я совершил этот поступок потому, что Дарт Вейдер так сказал мне!</text:p>
      <text:p text:style-name="P8">Психопат: Я совершил этот поступок потому, что мне нужны были деньги! Что мне было еще делать?!</text:p>
      <text:p text:style-name="P8">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8"><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3">* * *</text:p>
      <text:p text:style-name="P9">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36">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2"><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oft-page-break/><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9">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500983"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text:soft-page-break/>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129080908131806465" text:style-name="L2">
        <text:list-header>
          <text:p text:style-name="P109"><text:span text:style-name="Default_20_Paragraph_20_Font"><text:span text:style-name="T24"/></text:span></text:p>
        </text:list-header>
      </text:list>
      <text:p text:style-name="P58"><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text:soft-page-break/>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4">* * *</text:span></text:span></text:p>
      <text:p text:style-name="P9">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9">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3</dc:date><text:p><text:span text:style-name="T56">«расстройство личности»</text:span></text:p><text:p><text:span text:style-name="T5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9">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9">Это моя история.</text:p>
      <text:p text:style-name="P9">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text:soft-page-break/>чем-то не будет смысла. Но все это будет правда. Моя горькая жгучая правда.</text:p>
      <text:p text:style-name="P43">* * *</text:p>
      <text:p text:style-name="P9">Для начала я попробую описать себя.</text:p>
      <text:p text:style-name="P9">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9">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9">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text:soft-page-break/>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9">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9">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9">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text:soft-page-break/>тельств, и, наверное, <office:annotation office:name="__Annotation__11860_1188893767"><dc:creator>Яна </dc:creator><dc:date>2018-02-21T14:43:35.23</dc:date><text:p text:style-name="P141"><text:span text:style-name="T58">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9">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9">Очень часто дралась. Всегда защищаясь или защищая. При этом я выбирала себе равных соперников, и слабаков среди них не было.</text:p>
      <text:p text:style-name="P9">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9">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9"><text:soft-page-break/>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9">Очень привязываюсь к людям, потом переживаю их «нехватку» или предательство.</text:p>
      <text:p text:style-name="P9">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9">Верю в людей. Раньше это еще было доверие людям, но я и это переросла...</text:p>
      <text:p text:style-name="P9">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9"><text:soft-page-break/>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9">А еще я убеждена, что человек всегда должен оставаться человеком!</text:p>
      <text:p text:style-name="P9">Раньше я была очень веселой, уверенной в себе, практически бесстрашной и волевой. Теперь наверстываю...</text:p>
      <text:p text:style-name="P9">Коротко, но далеко не все.</text:p>
      <text:p text:style-name="P43">* * *</text:p>
      <text:p text:style-name="P9">А теперь давайте разберем «портрет» жертвы.</text:p>
      <text:p text:style-name="P9">Целью абьюзера обычно становится жизнерадостный, естественный по своей <office:annotation office:name="__Annotation__11894_1188893767"><dc:creator>Яна </dc:creator><dc:date>2018-02-21T14:52:21.23</dc:date><text:p text:style-name="P141"><text:span text:style-name="T58">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9">Абьюзер понимает, что жертва искренне радуется по мелочам, ее легко обрадовать. Она часто сопереживает окружающим и беспокоится о них, по<text:soft-page-break/>могает, а порой даже и в ущерб себе. Жертва способна осознать свою вину, если виновата и приложит все усилия, чтобы все исправить.</text:p>
      <text:p text:style-name="P9">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9">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3">* * *</text:p>
      <text:p text:style-name="P9">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9">Приведу пример психопатии из истории, дабы у скептиков было меньше комментариев вроде:</text:p>
      <text:list xml:id="list40488540" text:continue-list="list40492691" text:style-name="диалог">
        <text:list-item>
          <text:p text:style-name="P92"><text:soft-page-break/>Еще одна сопливая история сопливой девочки, которая сама все испортила и сама во всем виновата. Кто ей лекарь?!</text:p>
        </text:list-item>
      </text:list>
      <text:p text:style-name="P9">Вот отрывок из книги о лагерях смерти А. Чернявской «Психология господства и подчинения: Хрестоматия»:</text:p>
      <text:p text:style-name="P9"/>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4"/></text:span></text:p>
      <text:p text:style-name="P22"><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oft-page-break/><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9">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9">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9">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9">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9"><text:soft-page-break/></text:p>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9">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9">К слову, сидя в суде и слушая обвинительный приговор за преступления против человечества, Эйхман улыбался.</text:p>
      <text:p text:style-name="P9">И нет, я не говорю, что меня хотели убить, или лишить меня воли. Скорее всего, действия моего <text:soft-page-break/>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9">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3">* * *</text:p>
      <text:p text:style-name="P9">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9">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9"><text:soft-page-break/>Позже эта техника получила название «Нога в дверях» и до сих пор используется в бизнесе.</text:p>
      <text:p text:style-name="P9">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9">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9">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9">Попробую привести пример.</text:p>
      <text:p text:style-name="P22"><text:span text:style-name="T20">Вы пришли в супермаркет за колбасой. Вас встречает милая девушка и приглашает вас проде</text:span><text:soft-page-break/><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9">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9">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9">Существует два типа когнитивной структуры, каждый из которых описывает состояние человека:</text:p>
      <text:list xml:id="list40491369" text:continue-list="list40500983" text:style-name="список_20_перечисление">
        <text:list-item>
          <text:p text:style-name="P93"><text:soft-page-break/>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9">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9">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9">Итак, подошло время заканчивать это затянувшееся вступление и переходить к делу. Поехали.</text:p>
      <text:p text:style-name="P9">Говным гавно жили были...</text:p>
      <text:p text:style-name="P62"/>
      <text:p text:style-name="P32"/>
      <text:p text:style-name="P32"/>
      <text:p text:style-name="P32"/>
      <text:p text:style-name="P32">Часть 1.<text:line-break/>Как это было...</text:p>
      <text:p text:style-name="P64"/>
      <text:h text:style-name="P77" text:outline-level="1"><text:s/><text:bookmark-start text:name="Glava_1__Eto_ieshchie_nie_koniets"/>Глава 1. <text:line-break/>Это еще не конец</text:h>
      <text:p text:style-name="P9"><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9">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9">Я повзрослела. Поняла, как оно бывает. Поняла, что к чему и как это работает. Чтобы однажды почувствовать это еще раз и быть полностью уве<text:soft-page-break/>ренной, что это она — любовь, только уже не такая милая и трепещущая, а настоящее, крепкое, сильное, выдержанное чувство.</text:p>
      <text:p text:style-name="P9">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9">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9">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9">Я помню эту эмоцию. Она и сейчас необъяснима. Это ни с чем не сравнимо. Это было впервые и единожды. Но я подозреваю, как можно это на<text:soft-page-break/>звать. Не побоюсь предположить — это была любовь с первого взгляда.</text:p>
      <text:p text:style-name="P9">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9">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9">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9"><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9">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9">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9">Каждый жил. Где-то бродил. Чудил. Взрослел. А мое «эхо» периодически ни с того, ни с сего, вдруг раздавалось в голове, вибрируя в мыслях, и <text:soft-page-break/>так же быстро стихало. Не принося ни ожиданий, ни трепета, не заливая лицо красным. Оно приходило и уходило. Все.</text:p>
      <text:p text:style-name="P9">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9">Оно здесь, со мной, внутри меня, никуда не уходит и дарит спокойствие. Это было волшебно.</text:p>
      <text:p text:style-name="P9">Так я влюбилась.</text:p>
      <text:h text:style-name="P77"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9">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9"><text:soft-page-break/>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9">Так я и жила. Веселилась никому не в ущерб. И была счастлива.</text:p>
      <text:list xml:id="list40515985" text:continue-list="list40488540" text:style-name="диалог">
        <text:list-item>
          <text:p text:style-name="P92">У меня де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text:soft-page-break/>Ну я его таки набрал и дозвонился. Он с удовольствием с тобой затусить рад бы. Набери его. Договоритесь...</text:p>
        </text:list-item>
      </text:list>
      <text:p text:style-name="P9">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9">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504931" text:continue-numbering="true" text:style-name="диалог">
        <text:list-item>
          <text:p text:style-name="P92">Будешь много думать — сойдешь с ума...</text:p>
        </text:list-item>
      </text:list>
      <text:p text:style-name="P9">Но я постоянно думала. И сходила с ума. Блин, как она была права!</text:p>
      <text:p text:style-name="P9">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text:soft-page-break/>принять. Но нет. В моем случае это почему-то не работало.</text:p>
      <text:p text:style-name="P9">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9">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9">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9">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9"><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9">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9">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9">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3"><text:soft-page-break/>* * *</text:p>
      <text:p text:style-name="P9">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9">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9">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9">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9">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9">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9">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text:soft-page-break/>ным подтверждением того, что вы не ошиблись в своих наблюдениях. Так абьюзер цепляет.</text:p>
      <text:p text:style-name="P9">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9">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9">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9">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9">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9">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9">Тут стоит обратить внимание на то, что когда вы, например, звоните своему идолу, он может <text:soft-page-break/>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9">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 позабыв о чувстве собственного достоинства.</text:p>
      <text:p text:style-name="P9">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9">Начало общения с деструктивным индивидом всегда дарит ощущение комфорта. Ни о каком <text:soft-page-break/>«осадке» или непонятности не может быть и речи. Вас поглощают эти встречи, и вы ждете только одного — продолжения общения.</text:p>
      <text:p text:style-name="P9">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9">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9">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3"><text:soft-page-break/>* * *</text:p>
      <text:p text:style-name="P9">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502403" text:continue-numbering="true" text:style-name="диалог">
        <text:list-item>
          <text:p text:style-name="P92">А почему бы тебе с ним не попробовать? Хороший парень...</text:p>
        </text:list-item>
      </text:list>
      <text:p text:style-name="P9">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503071" text:continue-numbering="true" text:style-name="диалог">
        <text:list-item>
          <text:p text:style-name="P92">Любви не существует — повторяла я, — есть отношения, которые всегда заканчиваются.</text:p>
        </text:list-item>
      </text:list>
      <text:p text:style-name="P9">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9"><text:soft-page-break/>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9">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9">Я думала: «Как так? Такой парень — просто сказка! За что же его пилить-то?!»</text:p>
      <text:p text:style-name="P9">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9">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9"><text:soft-page-break/>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9">В тот вечер она держалась молодцом — была общительная, сразу же влилась нашу уже поддатую компанию, была естественной и вела себя просто...</text:p>
      <text:p text:style-name="P9">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9">Я почти уверена, что он приводил ей меня в пример, рассказывал обо мне в наилучших красках, с таким воодушевлением, что даже не ревни<text:soft-page-break/>вый человек почувствует что-то неладное. Он уже тогда внедрил меня в их отношения с ней, а я об этом даже не догадывалась.</text:p>
      <text:p text:style-name="P9">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9">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9">Это уже была осень. Я не просто так уточняю временные промежутки. Это важно. Итак, они расстались.</text:p>
      <text:p text:style-name="P43">* * *</text:p>
      <text:p text:style-name="P9">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text:soft-page-break/>облегчением. Пока однажды на очередное приглашение он не ответил:</text:p>
      <text:list xml:id="list40486978"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9">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9">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2"><text:span text:style-name="T20">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text:span><text:soft-page-break/><text:span text:style-name="T20">ему ответить что-то вроде: «А, да? Ну тогда не приезжай!»</text:span></text:p>
      <text:p text:style-name="P22"><text:span text:style-name="T20">Либо так — либо так. А теперь смотрим чего он этим добился — </text:span><text:span text:style-name="_30__20_Text"><text:span text:style-name="T20">я приняла решение</text:span></text:span><text:span text:style-name="T20">. Меня не спрашивали и не ста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9">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9">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9">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9"><text:soft-page-break/>— Хорошо, что между нами ничего не было...</text:p>
      <text:p text:style-name="P22"><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77" text:outline-level="1"><text:s/><text:bookmark-start text:name="Glava_3__Ostaniesh_sia_"/>Глава 3. <text:line-break/>Останешься?<text:bookmark-end text:name="Glava_3__Ostaniesh_sia_"/></text:h>
      <text:p text:style-name="P9">Поздним весенним вечером зазвенел телефон. Новое сообщение:</text:p>
      <text:list xml:id="list40501793"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9">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text:soft-page-break/>снежной красавицей, купленной по пути... Потом он будет вспоминать:</text:p>
      <text:list xml:id="list40506402"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9">Как романтично!</text:p>
      <text:p text:style-name="P9">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9">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9">Я выпила очень мало. Помню, как сейчас — это была банка слабоалкогольного напитка. <office:annotation office:name="__Annotation__12797_37434062"><dc:creator>Яна </dc:creator><dc:date>2018-02-22T16:00:06.24</dc:date><text:p text:style-name="P141"><text:span text:style-name="T58">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9"><text:soft-page-break/>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9">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0515839" text:continue-numbering="true" text:style-name="диалог">
        <text:list-item>
          <text:p text:style-name="P92">Останешься?</text:p>
        </text:list-item>
        <text:list-item>
          <text:p text:style-name="P92">Останусь. — ответила я.</text:p>
        </text:list-item>
      </text:list>
      <text:p text:style-name="P9">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20">Он спросил меня, останусь ли я... Он просто поинтересовался. Своим «останусь» — я </text:span><text:span text:style-name="_30__20_Text"><text:span text:style-name="T20">опять приняла </text:span></text:span><text:span text:style-name="_30__20_Text"><text:span text:style-name="T27">решение. О</text:span></text:span><text:span text:style-name="T27">н</text:span><text:span text:style-name="T20"> снова, по сути, ничего не предпринял.</text:span></text:p>
      <text:p text:style-name="P9"><text:soft-page-break/>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9">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9">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2"><text:span text:style-name="T20">Это завуалированное странное внимание воспринимается жертвой, как «да». Жертва начинает </text:span><text:soft-page-break/><text:span text:style-name="T20">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text:span></text:p>
      <text:p text:style-name="P22"><text:span text:style-name="T20">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20"> экземпляр.</text:span></text:p>
      <text:p text:style-name="P9">Меня никто не звал — я сама. То, что он мне задал вопрос именно в такой формулировке свидетельствует о том, что он просто «умыл руки».</text:p>
      <text:p text:style-name="P9">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9">И да, оргазма не было.</text:p>
      <text:h text:style-name="P77" text:outline-level="1"><text:s/><text:bookmark-start text:name="Glava_4__Zachiem_platit__bol_shie_"/>Глава 4. <text:line-break/>Зачем платить больше?<text:bookmark-end text:name="Glava_4__Zachiem_platit__bol_shie_"/></text:h>
      <text:p text:style-name="P9">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35">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9">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8">«Про люб</text:span><text:span text:style-name="T40">off/on</text:span><text:span text:style-name="T8">»</text:span>, О. Робски, описывающая мир глазами влюбленной женщины и глазами циничного мужчины.</text:p></text:note-body></text:note>».</text:p>
      <text:p text:style-name="P22"><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_30__20_Text"><text:span text:style-name="T27"> же</text:span></text:span><text:span text:style-name="T20"> купил по пути ко мне, но всегда угощался. Мама как-то спросила меня:</text:span></text:p>
      <text:list xml:id="list40512696" text:continue-numbering="true" text:style-name="диалог">
        <text:list-item>
          <text:p text:style-name="P92">А что он приносит? Конфеты, вино?...</text:p>
        </text:list-item>
        <text:list-item>
          <text:p text:style-name="P92">Ничего, — ответила я.</text:p>
        </text:list-item>
        <text:list-item>
          <text:p text:style-name="P92">Как? Что, приходит с пустыми руками?!</text:p>
        </text:list-item>
        <text:list-item>
          <text:p text:style-name="P92">Мам, ну мы же взрослые люди, все всё понимают. К чему эта показуха?!...</text:p>
        </text:list-item>
      </text:list>
      <text:p text:style-name="P9">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24</dc:date><text:p text:style-name="P141"><text:span text:style-name="T58">Что тут скажешь? Холостяк!</text:span></text:p></office:annotation>Что тут скажешь — холостяк.<office:annotation-end office:name="__Annotation__12875_37434062"/></text:p>
      <text:p text:style-name="P9">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text:soft-page-break/>тые, и напоминали половые тряпки у уборщиц в подсобках.</text:p>
      <text:p text:style-name="P9">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9">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25</dc:date><text:p><text:span text:style-name="T58"><text:s/></text:span><text:span text:style-name="T58">,потому что</text:span></text:p></office:annotation>потому, что<office:annotation-end office:name="__Annotation__12917_37434062"/> простынь-то была единственная.</text:p>
      <text:p text:style-name="P9">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9">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text:soft-page-break/>Мне и в голову не могло придти, что это правда. А это оказалась правда...</text:p>
      <text:p text:style-name="P9">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5">Domestos'</text:span><text:span text:style-name="T13">а</text:span><text:span text:style-name="T35">.</text:span></text:p>
      <text:p text:style-name="P9">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1">(от нем. </text:span><text:span text:style-name="T36">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9">В общем, вся эта картина –<text:span text:style-name="T35">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3"><text:soft-page-break/>* * *</text:p>
      <text:p text:style-name="P9">Первое время все было хорошо. Обнимая меня он часто говорил:</text:p>
      <text:list xml:id="list40505808" text:continue-numbering="true" text:style-name="диалог">
        <text:list-item>
          <text:p text:style-name="P92">Блин, Каминская, я не могу поверить, что это ты!</text:p>
        </text:list-item>
      </text:list>
      <text:p text:style-name="P9">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9">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9"><text:soft-page-break/>Я продолжала <text:span text:style-name="T1">принимать решения</text:span> и строила отношения, не подозревая, какая будет «благодарность».</text:p>
      <text:p text:style-name="P9">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9">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9">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9"><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7" text:outline-level="1"><text:s/><text:bookmark-start text:name="Glava_5__Introviert"/>Глава 5. <text:line-break/>Интроверт<text:bookmark-end text:name="Glava_5__Introviert"/></text:h>
      <text:p text:style-name="P42">Но одна лишь склонность к интроверсии не сделает из вас мыслителя.</text:p>
      <text:p text:style-name="P50">Автор неизвестен</text:p>
      <text:p text:style-name="P9">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9"><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512569" text:continue-numbering="true" text:style-name="диалог">
        <text:list-item>
          <text:p text:style-name="P92">Мы же живем вместе, что тебе еще надо?!</text:p>
        </text:list-item>
      </text:list>
      <text:p text:style-name="P9">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9">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9">Он хочет побыть один потому, что он — Ннтроверт. Очень удобно! При этом, почему-то, это <text:soft-page-break/>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25</dc:date><text:p text:style-name="P141"><text:span text:style-name="T58">запятая</text:span></text:p></office:annotation>, и, при этом<office:annotation-end office:name="__Annotation__13044_37434062"/> веселиться без ущерба своей «отшельнической» натуре.</text:p>
      <text:p text:style-name="P9">На свой вопрос «почему?» он искал ответы не в той области.</text:p>
      <text:p text:style-name="P9">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9">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9">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Обидеть его, означало сделать себе же хуже, но об этом позже.</text:p>
      <text:p text:style-name="P9"><text:soft-page-break/>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509599" text:continue-numbering="true" text:style-name="диалог">
        <text:list-item>
          <text:p text:style-name="P92">Ты же знаешь — я интроверт. Давай потом.</text:p>
        </text:list-item>
      </text:list>
      <text:p text:style-name="P43">* * *</text:p>
      <text:p text:style-name="P9">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9">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9">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9">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9">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9">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9">Вот и тут такая же ситуация. Еще неделю назад он не мог мной налюбоваться, а сегодня предпо<text:soft-page-break/>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3">* * *</text:p>
      <text:p text:style-name="P9">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9">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9">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2"><text:soft-page-break/><text:span text:style-name="T20">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97">Интересно, это можно считать изменой?</text:p>
      <text:p text:style-name="P9">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9">К слову, впоследствии я еще пару раз ловила его за этим увлекательным делом...</text:p>
      <text:p text:style-name="P22"><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9">Всему есть объяснение, и его поведение объясняется довольно просто — он применил действен<text:soft-page-break/>ный метод, дабы вызвать у меня сомнения в себе. И у него получилось.</text:p>
      <text:p text:style-name="P22"><text:span text:style-name="T20">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20">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0">, надо стараться стать лучше!</text:span></text:span></text:p>
      <text:p text:style-name="P9">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40490627" text:continue-numbering="true" text:style-name="диалог">
        <text:list-item>
          <text:p text:style-name="P92"><text:soft-page-break/>У меня создается впечатление, будто тебе кроме секса и обнимашек больше ничего не нужно!</text:p>
        </text:list-item>
      </text:list>
      <text:p text:style-name="P9">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20">Конечно меня это обижало. Конечно, я обижалась, но — </text:span><text:span text:style-name="T25">старалась</text:span><text:span text:style-name="T20">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9">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text:span><text:soft-page-break/><text:span text:style-name="T20">каждый раз отвергнутая, и еще получает сверху поток упреков за то, что надоедает.</text:span></text:p>
      <text:p text:style-name="P9">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9">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9">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9"><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9">Защитник, воин и — самец! Удовлетворяя свою женщину, мужчина чувствует свою силу, свое мужское начало, что удовлетворяет и его самого.</text:p>
      <text:p text:style-name="P9">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9">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9"><text:soft-page-break/>Так мы и жили. Я хотела его, потому, что любила и мне его было слишком мало. А он хотел побыть один, потому что:</text:p>
      <text:list xml:id="list40509900" text:continue-numbering="true" text:style-name="диалог">
        <text:list-item>
          <text:p text:style-name="P92">Мы же живем вместе, что тебе еще надо?!</text:p>
        </text:list-item>
      </text:list>
      <text:p text:style-name="P9">Или:</text:p>
      <text:list xml:id="list40486533" text:continue-numbering="true" text:style-name="диалог">
        <text:list-item>
          <text:p text:style-name="P92">Ты же знаешь - я интроверт.</text:p>
        </text:list-item>
      </text:list>
      <text:p text:style-name="P9">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9">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3"><text:soft-page-break/>* * *</text:p>
      <text:p text:style-name="P9">У меня в руках был меч, но сражалась я с ветром<office:annotation office:name="__Annotation__13257_37434062"><dc:creator>Яна </dc:creator><dc:date>2018-02-22T17:22:39.25</dc:date><text:p text:style-name="P141"><text:span text:style-name="T58">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9">И да, я остыла. Я прекратила вешаться ему на шею<office:annotation office:name="__Annotation__13302_37434062"><dc:creator>Яна </dc:creator><dc:date>2018-02-22T17:23:34.25</dc:date><text:p text:style-name="P141"><text:span text:style-name="T58">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9">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9">В последние пару месяцев отношений секса просил уже он, и я ловила себя на мысли, что те<text:soft-page-break/>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9">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3">* * *</text:p>
      <text:p text:style-name="P9">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9">А ведь я все еще не понимала, что происходит!</text:p>
      <text:p text:style-name="P22"><text:span text:style-name="T20">Интроверт, так интроверт. Так забейся ты в чулан и сиди размышляй о жизни! Но нет! Друзья - </text:span><text:soft-page-break/><text:span text:style-name="T20">да! Кому-то помочь? Да! Помочь мне — занят! Шпилить — да, потрахаться — занят!..</text:span></text:p>
      <text:p text:style-name="P22"><text:span text:style-name="T20">Я погрузилась в долгие раздумья на тему</text:span><text:span text:style-name="T27"> «Ч</text:span><text:span text:style-name="_30__20_Text"><text:span text:style-name="T27">то со мной не так?»</text:span></text:span><text:span text:style-name="T27">.</text:span><text:span text:style-name="T20"> Что-то выпало из моего внимания и я не понимала, что именно.</text:span></text:p>
      <text:p text:style-name="P9">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9">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9">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9"><text:soft-page-break/>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9">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9">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9">Компьютерная игра, как бы банально это не звучало, была для него любимым времяпровождением. В самый неожиданный момент он мог «по<text:soft-page-break/>двинуть» запланированный вечер со мной из-за его неутолимого желания сыграть «боёчек».</text:p>
      <text:p text:style-name="P43">* * *</text:p>
      <text:p text:style-name="P9">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2"><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2"><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9"><text:soft-page-break/>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9">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9">Психология говорит, что манера широко шагать свойственна экстравертам.</text:p>
      <text:p text:style-name="P9">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9"><text:soft-page-break/>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9">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2"><text:span text:style-name="T20">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22"><text:span text:style-name="T20">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oft-page-break/><text:span text:style-name="T20">чай. Так было практически каждый раз, когда у</text:span><text:span text:style-name="T27"> </text:span><text:span text:style-name="_30__20_Text"><text:span text:style-name="T27">нас</text:span></text:span><text:span text:style-name="T27"> </text:span><text:span text:style-name="T20">были договоренности.</text:span></text:p>
      <text:p text:style-name="P9">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9">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9">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3">* * *</text:p>
      <text:p text:style-name="P9">Люди уникальны по своей природе тем, что умеют мыслить. В отличии от всех остальных видов, у <text:soft-page-break/>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9">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2"><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 подходит по ряду качеств. Руководствуясь своим отношением к этим качествам, мы, соответственно, выбираем людей, суждения которых похожи на наши.</text:span></text:p>
      <text:p text:style-name="P9">Мы выбираем сами, как нам реагировать, и эта реакция основывается как раз на ряде убеждений и принципов, которые формируют наши характеры.</text:p>
      <text:p text:style-name="P9">Мы выбираем людей по схожести их мировоззрения со собственным внутренним миром, потому что хотим, чтоб нас понимали, и держимся рядом с <text:soft-page-break/>ними, благодаря совпадениям наших черт. Похожего <office:annotation office:name="__Annotation__13727_37434062"><dc:creator>Яна </dc:creator><dc:date>2018-02-22T18:26:39.26</dc:date><text:p text:style-name="P141"><text:span text:style-name="T58">запятая</text:span></text:p></office:annotation>человека, ведь <office:annotation-end office:name="__Annotation__13727_37434062"/>легче понять!</text:p>
      <text:p text:style-name="P22"><text:span text:style-name="T20">И вот тут стоит напомнить об эмпатии. Ведь, говоря простыми словами, эмпатия — это, своего рода, </text:span><text:span text:style-name="_30__20_Text"><text:span text:style-name="T20">способность поставить себя на место другого.</text:span></text:span><text:span text:style-name="T20">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9">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9">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9">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9"><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9">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9">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9">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9"><text:soft-page-break/>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9">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9">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9">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text:soft-page-break/>вот. Потом сепсис и все — крышка. Был человек — нет человека.</text:p>
      <text:p text:style-name="P9">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9">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9">В ходе разговора я получала свое «заслуженное»:</text:p>
      <text:list xml:id="list40508499" text:continue-numbering="true" text:style-name="диалог">
        <text:list-item>
          <text:p text:style-name="P92">Что ты выдумываешь?</text:p>
        </text:list-item>
      </text:list>
      <text:p text:style-name="P9">Или:</text:p>
      <text:list xml:id="list40503279" text:continue-numbering="true" text:style-name="диалог">
        <text:list-item>
          <text:p text:style-name="P92"><text:soft-page-break/>Ты поражаешь меня своей иррациональностью!</text:p>
        </text:list-item>
      </text:list>
      <text:p text:style-name="P9">И шла в угол зализывать свои ранки и думать, как сделать так, чтоб теперь за эту иррациональность простили.</text:p>
      <text:p text:style-name="P9">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9">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9">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text:soft-page-break/>Все начало меняться не в лучшую сторону. Не для нас. Нет. Для меня.</text:p>
      <text:p text:style-name="P9">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3">* * *</text:p>
      <text:p text:style-name="P9">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9">Проведем параллель.</text:p>
      <text:p text:style-name="P4"><text:soft-page-break/>Немногословность.</text:p>
      <text:p text:style-name="P9">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9">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4">Педантичность.</text:p>
      <text:p text:style-name="P9">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text:soft-page-break/>вье, среди них практически не встречаются случаи алкоголизма и наркомании. </text:p>
      <text:p text:style-name="P9">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26</dc:date><text:p text:style-name="P141"><text:span text:style-name="T58">запятая</text:span></text:p></office:annotation>правил кроме<office:annotation-end office:name="__Annotation__14355_37434062"/> тех, которые он сам устанавливает и меняет, когда ему это выгодно.</text:p>
      <text:p text:style-name="P9">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9">К тому же педантизм подразумевает склонность к планированию. Так что, нет — педантизм ему не свойственен.</text:p>
      <text:p text:style-name="P4">Независимость в суждениях.</text:p>
      <text:p text:style-name="P9">Этот человек — совокупность мнений всех людей, которых он знает. Его точка зрения меняется на чужую в считанные секунды, а потом цитирует<text:soft-page-break/>ся, как своя собственная. Этот печальный факт был очевиден особенно, если начать задавать уточняющие вопросы.</text:p>
      <text:p text:style-name="P9">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4">Сила воли.</text:p>
      <text:p text:style-name="P9">Если я правильно понимаю, то здесь речь идет о самодисциплине и способности преодолевать препятствия на пути к достижению своих целей.</text:p>
      <text:p text:style-name="P9">Цель: стать качком.</text:p>
      <text:p text:style-name="P9">Действия: покупка абонемента и дорогой брендовой спортивной сумки (стоимостью, как годовой абонемент).</text:p>
      <text:p text:style-name="P9">Достижение: спортивная сумка превратилась в дорожную, абонемент использовался лишь в течении месяца.</text:p>
      <text:p text:style-name="P9">Цель: стать водителем байка.</text:p>
      <text:p text:style-name="P9"><text:soft-page-break/>Действия: ходил на курсы по вождению.</text:p>
      <text:p text:style-name="P9">Достижение: курсы не закончил.</text:p>
      <text:p text:style-name="P9">Этот список можно продолжить, но зачем, когда итак все ясно?</text:p>
      <text:p text:style-name="P4">Самоанализ.</text:p>
      <text:p text:style-name="P9">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9">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3"><text:soft-page-break/>* * *</text:p>
      <text:p text:style-name="P9">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26</dc:date><text:p text:style-name="P141"><text:span text:style-name="T58">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9">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9">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9"><text:soft-page-break/>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9">Только сейчас оглядываясь <office:annotation office:name="__Annotation__14662_37434062"><dc:creator>Яна </dc:creator><dc:date>2018-02-23T10:27:27.26</dc:date><text:p text:style-name="P141"><text:span text:style-name="T58">запятая</text:span></text:p></office:annotation>назад я<office:annotation-end office:name="__Annotation__14662_37434062"/>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9">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9"/>
      <text:p text:style-name="P52">«Большинство людей не видят ловушки, в которой находятся.»</text:p>
      <text:p text:style-name="P40">Роберт Кийосаки</text:p>
      <text:p text:style-name="P40"/>
      <text:p text:style-name="P9">Мои попытки договориться ни к чему не приводили. Поворачивалось все так, как не просто вы<text:soft-page-break/>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506179" text:continue-numbering="true" text:style-name="диалог">
        <text:list-item>
          <text:p text:style-name="P92">Не мешай мне жить, женщина! — якобы в шутку, часто говорил он.</text:p>
        </text:list-item>
      </text:list>
      <text:p text:style-name="P9">Как мы знаем, в каждой шутке есть доля шутки, а остальное — правда.</text:p>
      <text:p text:style-name="P43">* * *</text:p>
      <text:p text:style-name="P2">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9">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9"><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9">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503112" text:continue-numbering="true" text:style-name="диалог">
        <text:list-item>
          <text:p text:style-name="P92">Погуляй без меня. — говорил он.</text:p>
        </text:list-item>
      </text:list>
      <text:p text:style-name="P9">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3">* * *</text:p>
      <text:p text:style-name="P9">Эта тактика очень проста. Сначала он выработал у меня зависимость от его поддержки, ведь <text:soft-page-break/>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office:annotation office:name="__Annotation__14825_37434062"><dc:creator>Яна </dc:creator><dc:date>2018-02-23T10:32:58.27</dc:date><text:p text:style-name="P141"><text:span text:style-name="T58">запятая</text:span></text:p></office:annotation>пространство» будет<office:annotation-end office:name="__Annotation__14825_37434062"/> караться упреками и обвинениями.</text:p>
      <text:p text:style-name="P9">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9">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9">Надев маску жертвы и упрекая, он вызвал во мне чувство вины за то, что я «бросила его одно<text:soft-page-break/>го», а так в отношениях не поступают! Либо вместе, либо никак.</text:p>
      <text:p text:style-name="P9">И что мы видим? Снова противоречие: «Почему ты не можешь провести время без меня!?» / «Как ты могла оставить меня одного!?»</text:p>
      <text:p text:style-name="P9">Но, на самом, деле ему нужно было:</text:p>
      <text:list xml:id="list40511467" text:continue-list="list40491369"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3"><text:soft-page-break/>* * *</text:p>
      <text:p text:style-name="P9">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9">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9">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9">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text:soft-page-break/>зад он высказывал мне крайне обидные замечания и упреки.</text:p>
      <text:p text:style-name="P9">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Картина была внушительная...<text:span text:style-name="T44"> </text:span>Так что нет. Я склонна полагать, что ему это было нужно.</text:p>
      <text:p text:style-name="P9">Он утверждался за счет таких вот действий, за счет меня и моей любви. А мне в свою очередь уходить с каждым разом было все сложнее и сложнее.</text:p>
      <text:p text:style-name="P9">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9">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text:soft-page-break/>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9">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9">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9">Такие прекрасные здоровые отношения!</text:p>
      <text:h text:style-name="P77" text:outline-level="1"><text:s/><text:bookmark-start text:name="Glava_6__Straziki"/>Глава 6. <text:line-break/>Стразики<text:bookmark-end text:name="Glava_6__Straziki"/></text:h>
      <text:p text:style-name="P9">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9">Меня начали менять. Менять под себя.</text:p>
      <text:p text:style-name="P9">Не нравится? А никто не спрашивает! Вещь на то и вещь, чтоб ею пользовались и настраивали под себя. А ведь он любит копаться в настройках.</text:p>
      <text:p text:style-name="P9"><text:soft-page-break/>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91</dc:date><text:p text:style-name="P142"><text:span text:style-name="T57">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9">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9">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text:soft-page-break/>мниться не успела, как его забота и поддержка превратилась в унижение.</text:p>
      <text:p text:style-name="P9">«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9">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9">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9">Таким образом он обеспечил себе мою зависимость от его мнения, и, как следствие — подготовил почву для новых манипуляций.</text:p>
      <text:p text:style-name="P9">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19</dc:date><text:p text:style-name="P142"><text:span text:style-name="T57">, потому что</text:span></text:p></office:annotation>потому, что<office:annotation-end office:name="__Annotation__12050_1175146742"/> это близкий тебе человек, который любит тебя...</text:p>
      <text:p text:style-name="P9">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9">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9"><text:soft-page-break/>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3">* * *</text:p>
      <text:p text:style-name="P9">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9">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489955" text:continue-list="list40503112" text:style-name="диалог">
        <text:list-item>
          <text:p text:style-name="P92"><text:soft-page-break/>О боже! Что это?!</text:p>
        </text:list-item>
      </text:list>
      <text:p text:style-name="P9">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0491662" text:continue-numbering="true" text:style-name="диалог">
        <text:list-item>
          <text:p text:style-name="P92">Уже лучше.</text:p>
        </text:list-item>
        <text:list-item>
          <text:p text:style-name="P92">Ну это уже куда не шло!..</text:p>
        </text:list-item>
      </text:list>
      <text:p text:style-name="P9">Или:</text:p>
      <text:list xml:id="list40487496" text:continue-numbering="true" text:style-name="диалог">
        <text:list-item>
          <text:p text:style-name="P92">Нормально.</text:p>
        </text:list-item>
      </text:list>
      <text:p text:style-name="P9">Соответственно, я чувствовала себя неуютно на протяжении всего вечера и не могла в полной мере расслабиться.</text:p>
      <text:p text:style-name="P9">Помните, я выше писала про «Эксперимент пошаговых действий»? Вот он во всей своей красе и неоспоримости! И продолжение следует.</text:p>
      <text:p text:style-name="P9">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text:soft-page-break/>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3">* * *</text:p>
      <text:p text:style-name="P9">Одновременно с попытками изменить манеру моего поведения, мой стиль и ход мыслей, в ход пошел круг друзей. Моих друзей.</text:p>
      <text:p text:style-name="P9">Постепенно он стал намекать, что мои друзья неинтересные и с ними не о чем поговорить. Начали проскакивать вопросы типа:</text:p>
      <text:list xml:id="list40486301" text:continue-numbering="true" text:style-name="диалог">
        <text:list-item>
          <text:p text:style-name="P92">Почему ты с ними общаешься?</text:p>
        </text:list-item>
      </text:list>
      <text:p text:style-name="P9">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9"><text:soft-page-break/>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2"><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9">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9">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text:soft-page-break/>что это сложно организовать и так далее. Нет. Мне сказали:</text:p>
      <text:list xml:id="list40514313"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9">Хочу отметить, что речь не шла о том, чтобы пригласить моих друзей.</text:p>
      <text:p text:style-name="P9"/>
      <text:p text:style-name="P58">«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text:soft-page-break/>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0">В. Адамчик, «Манипулятор. Секреты успешной манипуляции человеком»</text:p>
      <text:p text:style-name="P40"/>
      <text:p text:style-name="P9">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9">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3"><text:soft-page-break/>* * *</text:p>
      <text:p text:style-name="P9">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2"><text:span text:style-name="_30__20_Text"><text:span text:style-name="T20">Если</text:span></text:span><text:span text:style-name="T20"> я приглашу всех, </text:span><text:span text:style-name="_30__20_Text"><text:span text:style-name="T20">то</text:span></text:span><text:span text:style-name="T20">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9">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9">«Я хочу, чтобы всем было хорошо».</text:p>
      <text:p text:style-name="P9">«Ты хочешь сделать всем плохо».</text:p>
      <text:p text:style-name="P9"><text:soft-page-break/>«Не приглашай своих друзей».</text:p>
      <text:p text:style-name="P9">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9">Подтекстом также может являться мимика, жесты, поза или интонация.</text:p>
      <text:p text:style-name="P9">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3"><text:soft-page-break/>* * *</text:p>
      <text:p text:style-name="P9">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9">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9">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9">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9">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9">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9">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9"><text:soft-page-break/>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9">Харриет Брейкер идентифицировала этот способ манипулирования, как «положительное подкрепление». К нему относится:</text:p>
      <text:list xml:id="list40488896" text:continue-list="list40511467"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9">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9"><text:soft-page-break/>Несомненно, этот способ является самым быстрым для достижения желаемого результата.</text:p>
      <text:p text:style-name="P43">* * *</text:p>
      <text:p text:style-name="P9">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9">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9">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9">На бланке статистики участников, который нам выдали в конце нашего заезда, я была на 4-ом ме<text:soft-page-break/>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9">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9">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7" text:outline-level="1"><text:s/><text:bookmark-start text:name="Glava_7__Z____Zabota"/>Глава 7. <text:line-break/>З — Забота<text:bookmark-end text:name="Glava_7__Z____Zabota"/></text:h>
      <text:p text:style-name="P42">В пустой душе и в сердце эгоиста</text:p>
      <text:p text:style-name="P42">Не может быть божественной любви.</text:p>
      <text:p text:style-name="P50">Автор неизвестен</text:p>
      <text:p text:style-name="P9">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9">Я весила 45 кг при росте 168, и не могла набрать вес, хоть и ела все подряд. В остальном жа<text:soft-page-break/>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501530" text:continue-list="list40514313"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9">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9">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text:soft-page-break/>за чего я могла потерять сознание просто поворачивая голову.</text:p>
      <text:p text:style-name="P9">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9">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9">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9">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9">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9">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9">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9">Сначала мы обсудили материальный вопрос, и пришли к обоюдному решению повременить с по<text:soft-page-break/>иском работы. Состояние моего здоровья было нестабильным, хоть я и чувствовала себя гораздо лучше.</text:p>
      <text:p text:style-name="P9">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9">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вакансии не смотрела?» — делали свое дело!</text:p>
      <text:p text:style-name="P9">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9">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text:soft-page-break/>неработоспособности, он пошатнул мою самооценку, и она начала рушиться.</text:p>
      <text:p text:style-name="P9">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9">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9">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9">Потому, что он знал мне цену. Он хотел подчинить меня. Еще какую-то неделю назад я зараба<text:soft-page-break/>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9">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9">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7">* * *</text:p>
      <text:p text:style-name="P9">Когда я вышла на работу, круг моих обязанностей значительно расширился. Если раньше у меня <text:soft-page-break/>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9">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497982" text:continue-numbering="true" text:style-name="диалог">
        <text:list-item>
          <text:p text:style-name="P92">Мне так было бы приятно, если бы ты сегодня встретил меня с работы с ужином...</text:p>
        </text:list-item>
      </text:list>
      <text:p text:style-name="P9">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9">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text:soft-page-break/>шая, становилась готовить, пока он окунался в мир компьютерных игр.</text:p>
      <text:p text:style-name="P9">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7">* * *</text:p>
      <text:p text:style-name="P9">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9">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9">Я на ходу сняла свои прекрасные туфли, и мое платье стало вот прям совсем волочиться по полу. Я оступилась, наступила на подол длиннющего <text:soft-page-break/>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9">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9">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9">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498222" text:continue-numbering="true" text:style-name="диалог">
        <text:list-item>
          <text:p text:style-name="P110"><text:span text:style-name="T20">Хорошо, что в то время он работал тоже удаленно и был всегда дома, — думала я!</text:span></text:p>
        </text:list-item>
      </text:list>
      <text:p text:style-name="P22"><text:soft-page-break/><text:span text:style-name="T20">И вот лежу я в постели и страдаю. А мой парень, внимание — просто прекращает со мной разговаривать!</text:span></text:p>
      <text:p text:style-name="P9">Он не был злым, или обиженным. Он не был растерян или сильно занят. Он. Просто. Перестал. Со мной. Разговаривать.</text:p>
      <text:p text:style-name="P9">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9">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9">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9">Я пыталась с ним заговорить, но его односложные ответы вселили в меня еще большее состоя<text:soft-page-break/>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9">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73</dc:date><text:p text:style-name="P142"><text:span text:style-name="T57">запятая</text:span></text:p></office:annotation> потому, что <office:annotation-end office:name="__Annotation__12962_1175146742"/>самой это сделать было практически нереально.</text:p>
      <text:p text:style-name="P9">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2"><text:span text:style-name="T2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ступок. Может он ду</text:span><text:soft-page-break/><text:span text:style-name="T20">мал, что я симулирую металлическую пластину в кости, чтоб </text:span>поднапрячь<text:span text:style-name="T20"> его?..</text:span></text:p>
      <text:p text:style-name="P9">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9">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9">Он знал. Конечно он знал, на то он и манипулятор, что я буду верна ему. Что я<text:span text:style-name="T4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9">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text:soft-page-break/>трудности или это равнодушие ко мне из-за травмы была подтекстом чего-то большего?</text:p>
      <text:p text:style-name="P9">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9">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9">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9"><text:soft-page-break/>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9">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9">Я забыла, что я не сверх-человек. И гнобила себя за то, что им не являюсь.</text:p>
      <text:p text:style-name="P9">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8</dc:date><text:p text:style-name="P142"><text:span text:style-name="T57">Запятая</text:span></text:p><text:p text:style-name="P142"><text:span text:style-name="T57"/></text:p></office:annotation>потому, что<office:annotation-end office:name="__Annotation__13216_1175146742"/> он знал — он будет безнаказанным, пока я ищу проблему в себе.</text:p>
      <text:p text:style-name="P9">Первая неделя после операции прошла в молчании. На его счету было пару кружек кофе, которые он молча ставил мне на стол, мол — на. Он <text:soft-page-break/>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2"><text:span text:style-name="T20">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9">Чувство ущербности, которое переполняло меня, настолько обострилось, что я просто начала себя ненавидеть. Сейчас я была беспомощнее некуда.</text:p>
      <text:p text:style-name="P9">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9">На деле же это пустая бесстрастная оболочка, не знающая, что такое настоящее живое чувство <text:soft-page-break/>или эмоция. Ведь равнодушие и страсть два совершенно несовместимых понятия.</text:p>
      <text:p text:style-name="P9">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9">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9">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text:soft-page-break/>* * *</text:p>
      <text:p text:style-name="P9">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9">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9">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9">Я плакала по ночам и изводила себя. <office:annotation office:name="__Annotation__13282_1175146742"><dc:creator>Яна </dc:creator><dc:date>2018-02-23T15:58:37.40</dc:date><text:p text:style-name="P142"><text:span text:style-name="T57">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9"><text:soft-page-break/></text:p>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
      <text:p text:style-name="P9">Итак, я с рюкзачком каждый вечер ковыляла до магазина, брала себе каких-то сосисок, потому что голодная, пива, чтоб уснуть, и сигарет.</text:p>
      <text:p text:style-name="P9">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0496511" text:continue-numbering="true" text:style-name="диалог">
        <text:list-item>
          <text:p text:style-name="P92"><text:soft-page-break/>Хм... Как бы так сделать, чтоб ей стало еще хуже?..</text:p>
        </text:list-item>
      </text:list>
      <text:p text:style-name="P9">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9">Он спокойно смотрел, как я одеваюсь и ковыляю в магазин, изображая полное безразличие. Хотя нет — безразличие ему изображать не приходится.</text:p>
      <text:p text:style-name="P9">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9">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text:soft-page-break/>ему было не до этого. Бой по сети гораздо важнее какой-то бытовухи. Не мужское это дело — тряпками размахивать.</text:p>
      <text:p text:style-name="P9">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486561" text:continue-numbering="true" text:style-name="диалог">
        <text:list-item>
          <text:p text:style-name="P92">Я еду! — сказала она и приехала.</text:p>
        </text:list-item>
      </text:list>
      <text:p text:style-name="P9">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9">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9">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text:soft-page-break/>* * *</text:p>
      <text:p text:style-name="P9">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9">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9">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9"><text:soft-page-break/>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9">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9">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9">Я раздавлена, <office:annotation office:name="__Annotation__13756_1175146742"><dc:creator>Яна </dc:creator><dc:date>2018-02-23T17:07:37.83</dc:date><text:p text:style-name="P142"><text:span text:style-name="T57">запятая</text:span></text:p></office:annotation>унижена и<office:annotation-end office:name="__Annotation__13756_1175146742"/> нет пути назад. Это <office:annotation office:name="__Annotation__13817_1175146742"><dc:creator>Яна </dc:creator><dc:date>2018-02-23T17:07:48.28</dc:date><text:p text:style-name="P142"><text:span text:style-name="T57">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9"><text:soft-page-break/>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9">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9">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9">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9">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9">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9">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9">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text:soft-page-break/>лять — соседний дом, где живет сестра, но ему это и в голову не пришло!</text:p>
      <text:list xml:id="list40501178" text:continue-numbering="true" text:style-name="диалог">
        <text:list-item>
          <text:p text:style-name="P92">Где ты? Вернись! Почему ты ушла? Что случилось???</text:p>
        </text:list-item>
      </text:list>
      <text:p text:style-name="P9">Заботливый хозяин кинул очередную кость, и я вернулась. Дура.</text:p>
      <text:p text:style-name="P9">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0504301" text:continue-numbering="true" text:style-name="диалог">
        <text:list-item>
          <text:p text:style-name="P110"><text:span text:style-name="T20">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span></text:p>
        </text:list-item>
      </text:list>
      <text:p text:style-name="P22"><text:span text:style-name="T20">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span></text:p>
      <text:p text:style-name="P22"><text:span text:style-name="T20">Тогда я подумала, что признание для него — серьезный шаг, а не легкомысленное решение, но </text:span><text:soft-page-break/><text:span text:style-name="T20">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9">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3">* * *</text:p>
      <text:p text:style-name="P9">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9">Я старалась быть умнее, мудрее, старалась сохранить отношения и не провоцировать кон<text:soft-page-break/>фликты — молчать. Я избегала постоянных выяснений отношений. Я надеялась, что это поможет строить отношения и сделает нас счастливее.</text:p>
      <text:p text:style-name="P22"><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росто пользовался.</text:span></text:p>
      <text:h text:style-name="P77" text:outline-level="1"><text:s/><text:bookmark-start text:name="Glava_8__Sama__kotik"/>Глава 8. <text:line-break/>Сама, котик<text:bookmark-end text:name="Glava_8__Sama__kotik"/></text:h>
      <text:p text:style-name="P9">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9">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9"><text:soft-page-break/>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9">Он не бросал меня, не рвал со мной отношения. Он просил меня не бросать его. Он гнобил меня своим поведением, добившись моей веры в то, что «такого больше не повторится». Это психологическое насилие, которое лишает жертву возможности донести абьюзеру свои переживания.</text:p>
      <text:p text:style-name="P9">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9">«Я желаю тебе добра»,</text:p>
      <text:p text:style-name="P9">«Для тебя так будет лучше».</text:p>
      <text:p text:style-name="P9">Меня очень грамотно принуждали делать то, чего я делать не хотела и чего в планах у меня не <text:soft-page-break/>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3">* * *</text:p>
      <text:p text:style-name="P9">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0497684" text:continue-numbering="true" text:style-name="диалог">
        <text:list-item>
          <text:p text:style-name="P92">Я вчера ходил в кино.</text:p>
        </text:list-item>
      </text:list>
      <text:p text:style-name="P9">Мы едем в за город отдыхать, он скажет:</text:p>
      <text:list xml:id="list40487890" text:continue-numbering="true" text:style-name="диалог">
        <text:list-item>
          <text:p text:style-name="P92">Я еду...</text:p>
        </text:list-item>
      </text:list>
      <text:p text:style-name="P22"><text:span text:style-name="T20">Он скажет, что в гостях был — он, хотя мы были <text:s/>вместе. Меня в этих обсуждениях на тему «Как прошли мои выходные» не было, разговаривай он </text:span><text:soft-page-break/><text:span text:style-name="T20">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9">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20">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халявное дополнение.</text:span></text:p>
      <text:p text:style-name="P22"><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oft-page-break/><text:span text:style-name="T20">и за мытьем посуды его никто никогда не видел... Он был в «шоколаде»!</text:span></text:p>
      <text:p text:style-name="P9">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490170" text:continue-numbering="true" text:style-name="диалог">
        <text:list-item>
          <text:p text:style-name="P92">Что, ручки из жопы? — при друзьях, да с такой радостью на лице, будто его ребенок сделал первые шаги. Это просто надо видеть.</text:p>
        </text:list-item>
      </text:list>
      <text:p text:style-name="P9">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9">И через минуту обнять меня и сказать:</text:p>
      <text:list xml:id="list40503176" text:continue-numbering="true" text:style-name="диалог">
        <text:list-item>
          <text:p text:style-name="P92">Котик, ты у меня такая охуенная!</text:p>
        </text:list-item>
      </text:list>
      <text:p text:style-name="P9">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7"><text:soft-page-break/>* * *</text:p>
      <text:p text:style-name="P9">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9">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9">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9"><text:soft-page-break/>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9">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9">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9">И я была уверена — он все спланировал и, под видом второго такого же романтического ужина, на этот раз — сделает мне предложение. Не может <text:soft-page-break/>же он подарить два одинаковых подарка?! Может...</text:p>
      <text:p text:style-name="P9">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507068" text:continue-numbering="true" text:style-name="диалог">
        <text:list-item>
          <text:p text:style-name="P92">Ого, ты что, предложение делаешь?!</text:p>
        </text:list-item>
      </text:list>
      <text:p text:style-name="P9">Милый засмеялся и ответил:</text:p>
      <text:list xml:id="list40501688" text:continue-numbering="true" text:style-name="диалог">
        <text:list-item>
          <text:p text:style-name="P110"><text:span text:style-name="_30__20_Text"><text:span text:style-name="T20">Конечно</text:span></text:span><text:span text:style-name="T20"> нет! Мы тут запутались...</text:span></text:p>
        </text:list-item>
      </text:list>
      <text:p text:style-name="P9">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text:soft-page-break/>* * *</text:p>
      <text:p text:style-name="P9">Часто его просьбы были провокацией и сопровождались:</text:p>
      <text:list xml:id="list40503465" text:continue-numbering="true" text:style-name="диалог">
        <text:list-item>
          <text:p text:style-name="P92">Слабо? Ты сможешь!</text:p>
        </text:list-item>
      </text:list>
      <text:p text:style-name="P22"><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9">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9">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9"><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9">Кстати, родители, хотите покалечить ребенку психику — говорите ему почаще: «Я думал, ты справишься»...</text:p>
      <text:p text:style-name="P9">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9">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text:soft-page-break/>точку зрения, руководствуясь отношением к человеку, не принимая во внимание свою принадлежность в этом вопросе. Границы уже стерты.</text:p>
      <text:p text:style-name="P9">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9">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9">Тебя постепенно, аккуратно переделывают, и ты ведёшься. Ведь это близкий тебе человек, он <text:soft-page-break/>хочет как лучше для тебя и никогда не пожелает тебе зла!</text:p>
      <text:p text:style-name="P9">Будьте готовы заплатить за такую «доброту» собой. Именно себя вы лишитесь, возможно, раз и навсегда, если не начнете действовать.</text:p>
      <text:p text:style-name="P9">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7">* * *</text:p>
      <text:p text:style-name="P9">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511253" text:continue-numbering="true" text:style-name="диалог">
        <text:list-item>
          <text:p text:style-name="P92">Давай сама, котик. Я не хочу/занят/мне ничего нужно/там дождь/голова болит/меня всё устраивает...</text:p>
        </text:list-item>
      </text:list>
      <text:p text:style-name="P9"><text:soft-page-break/>Или его коронное:</text:p>
      <text:list xml:id="list40489287" text:continue-numbering="true" text:style-name="диалог">
        <text:list-item>
          <text:p text:style-name="P92">Давай, но без меня...</text:p>
        </text:list-item>
      </text:list>
      <text:p text:style-name="P9">Не говоря уже о разных бытовых штуках, и плевать, мужская это работа по дому или женская. Это всегда «сама».</text:p>
      <text:p text:style-name="P9">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510654" text:continue-numbering="true" text:style-name="диалог">
        <text:list-item>
          <text:p text:style-name="P92">Ты что, сама не доедешь? Я тебе такси вызову...</text:p>
        </text:list-item>
      </text:list>
      <text:p text:style-name="P9">Он был не на работе. Он вызвал мне машину и остался дома играть по сети с друзьями!</text:p>
      <text:p text:style-name="P9">А как дойти до такси?!</text:p>
      <text:p text:style-name="P9">Как выйти из такси?</text:p>
      <text:p text:style-name="P9">Дойти до входа в больницу?!</text:p>
      <text:p text:style-name="P9">Дойти до регистратуры?!</text:p>
      <text:p text:style-name="P9">Найти кабинет врача?!</text:p>
      <text:p text:style-name="P9">Дойти до рентген-кабинета?!</text:p>
      <text:p text:style-name="P9"><text:soft-page-break/>Обратно к врачу?!</text:p>
      <text:p text:style-name="P9">До такси?!</text:p>
      <text:p text:style-name="P9">До квартиры?!</text:p>
      <text:p text:style-name="P9">Учитывая ступеньки, двери?!..</text:p>
      <text:p text:style-name="P9">Это же нога, а не рука! Но зачем об этом думать?!</text:p>
      <text:list xml:id="list40488159" text:continue-numbering="true" text:style-name="диалог">
        <text:list-item>
          <text:p text:style-name="P92">Ты же у меня баба сильная, справишься сама...</text:p>
        </text:list-item>
      </text:list>
      <text:p text:style-name="P9">«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9">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9"><text:soft-page-break/>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493794"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9">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text:span></text:span><text:span text:style-name="_30__20_Text"><text:span text:style-name="T27">было</text:span></text:span><text:span text:style-name="_30__20_Text"><text:span text:style-name="T20"> моим решением</text:span></text:span><text:span text:style-name="_30__20_Text"><text:span text:style-name="T27">. Э</text:span></text:span><text:span text:style-name="T20">то давало ему право освободить себя от ответственности за меня и заботы обо мне, ведь я получила, как он считал, по заслугам.</text:span></text:p>
      <text:p text:style-name="P9">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40489956"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9">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9">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9">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9">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9">Потом с новым другом я долго смеялась, рассказывая, как тот уродливый шкаф рухнул мне на ногу!</text:p>
      <text:p text:style-name="P47">* * *</text:p>
      <text:p text:style-name="P9">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9">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504621" text:continue-numbering="true" text:style-name="диалог">
        <text:list-item>
          <text:p text:style-name="P92"><text:soft-page-break/>Автобусом?! Лучше бы ты мне не говорила!..</text:p>
        </text:list-item>
      </text:list>
      <text:p text:style-name="P9">Я потратила 4 часа на поиски. Я дошла до восьмой страницы <text:span text:style-name="T35">Google'а</text:span>. Я сделала несколько десятков звонков — а он остался недоволен!</text:p>
      <text:p text:style-name="P22"><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9">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9">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9">Естественно никакого «спасибо» я не слышала, разве что при друзьях, и то редко. Главным условием его благодарности было присутствие третье<text:soft-page-break/>го лица, иначе не дождешься. Он это делал очень красиво. Нежно подходил так обнимал или целовал в шейку/губки/лобик, и говорил:</text:p>
      <text:list xml:id="list40504339" text:continue-numbering="true" text:style-name="диалог">
        <text:list-item>
          <text:p text:style-name="P92">Спасибо, котик, все было очень вкусно/круто/весело. Ты у меня супер!..</text:p>
        </text:list-item>
      </text:list>
      <text:p text:style-name="P9">В такие редкие моменты я светилась от счастья и все умилялись и твердили, какая мы замечательная пара!</text:p>
      <text:p text:style-name="P9"/>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3"><text:soft-page-break/>* * *</text:p>
      <text:p text:style-name="P9">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9">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493073" text:continue-numbering="true" text:style-name="диалог">
        <text:list-item>
          <text:p text:style-name="P92">Почему каждый раз после вечеринок мы с тобой опять ссоримся?! — злился он.</text:p>
        </text:list-item>
      </text:list>
      <text:p text:style-name="P9">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9">Он играл на публику и с виду казался заботливым, любящим, внимательным. Я была счастлива. <text:soft-page-break/>По возвращению домой заботу и внимание отбирали, как конфету у ребенка, и я сходила с ума. Дома для него меня не было. Было только:</text:p>
      <text:list xml:id="list40484659"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9">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9">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с полным безразличием, а мог ответить грубо или начинал по-настоящему злиться, и я отступала.</text:p>
      <text:p text:style-name="P9">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9">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9">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9">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495340" text:continue-numbering="true" text:style-name="диалог">
        <text:list-item>
          <text:p text:style-name="P92"><text:soft-page-break/>Да сколько можно меня эксплуатировать!?</text:p>
        </text:list-item>
      </text:list>
      <text:p text:style-name="P9">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9">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7" text:outline-level="1"><text:s/><text:bookmark-start text:name="Glava_9__My_tak_obshchaiemsia"/>Глава 9. <text:line-break/>Мы так общаемся<text:bookmark-end text:name="Glava_9__My_tak_obshchaiemsia"/></text:h>
      <text:p text:style-name="P42">Скажи мне, кто твой друг и я скажу кто ты.</text:p>
      <text:p text:style-name="P50">Еврипид</text:p>
      <text:p text:style-name="P9">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9">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9"/>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20"/></text:span></text:p>
      <text:p text:style-name="P22"><text:soft-page-break/><text:span text:style-name="T20">Его </text:span><text:span text:style-name="_30__20_Text"><text:span text:style-name="T20">лучший друг</text:span></text:span><text:span text:style-name="T20"> — тот Странный человек с маёвки, мог в ходе обсуждения сказать ему: «Заткнись» и начать говорить. А мой 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9">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9">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9"><text:soft-page-break/>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9">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9">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9">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9"><text:soft-page-break/>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9"/>
      <text:p text:style-name="P58">«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text:soft-page-break/>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9">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9">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9">Стоит ли привести пример такого «дружеского» общения? Пожалуй, да!</text:p>
      <text:p text:style-name="P9">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40488215" text:continue-numbering="true" text:style-name="диалог">
        <text:list-item>
          <text:p text:style-name="P92"><text:soft-page-break/>Тю! Ты серьезно?! Посмотри на себя! Это был вопрос времени! Она слишком хороша для тебя! Хватит нюни распускать!..</text:p>
        </text:list-item>
      </text:list>
      <text:p text:style-name="P47">* * *</text:p>
      <text:p text:style-name="P9">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9">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9"><text:soft-page-break/>Однажды мы компанией праздновали Новый год. Сидим ночью, все уже порядком выпившие, и тут его Странный друг говорит:</text:p>
      <text:list xml:id="list40507527" text:continue-numbering="true" text:style-name="диалог">
        <text:list-item>
          <text:p text:style-name="P110"><text:span text:style-name="T20">Если на земле не останется ни одной </text:span><text:span text:style-name="_30__20_Text"><text:span text:style-name="T20">бабы</text:span></text:span><text:span text:style-name="T20">, </text:span><text:span text:style-name="T25">иметь</text:span><text:span text:style-name="T20"> первым мы будем тебя.</text:span></text:p>
        </text:list-item>
      </text:list>
      <text:p text:style-name="P9">И адресовано это было ни кому иному, а моему парню. Сказать, что я обомлела — это ничего не сказать. Но еще больше меня удивила реакция милого — он промолчал. Он аж заулыбался, будто бы ему сделали комплимент!</text:p>
      <text:p text:style-name="P9">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516254" text:continue-numbering="true" text:style-name="диалог">
        <text:list-item>
          <text:p text:style-name="P110"><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9">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9"/>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9">Позже, как и всегда, когда заходили подобного рода разговоры, а они заходили довольно часто, я аккуратно ему намекала, что это неправильно. И:</text:p>
      <text:list xml:id="list40485521" text:continue-numbering="true" text:style-name="диалог">
        <text:list-item>
          <text:p text:style-name="P92">Неужели тебе нравятся такое общение!?</text:p>
        </text:list-item>
      </text:list>
      <text:p text:style-name="P22">Ответ всегда был один:</text:p>
      <text:list xml:id="list40512961" text:continue-numbering="true" text:style-name="диалог">
        <text:list-item>
          <text:p text:style-name="P92"><text:soft-page-break/>Ты слишком остро реагируешь. Мы так общаемся...</text:p>
        </text:list-item>
      </text:list>
      <text:p text:style-name="P9">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9">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9">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9">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вает.</text:p>
      <text:p text:style-name="P9">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9">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office:annotation office:name="__Annotation__15205_1175146742"><dc:creator>Яна </dc:creator><dc:date>2018-02-23T20:21:57.32</dc:date><text:p text:style-name="P142"><text:span text:style-name="T57">запятая</text:span></text:p></office:annotation>нашел кому<office:annotation-end office:name="__Annotation__15205_1175146742"/> пожаловаться.</text:p>
      <text:p text:style-name="P47">* * *</text:p>
      <text:p text:style-name="P9">Вернемся к делу. Основных тем у них было несколько:</text:p>
      <text:list xml:id="list40516101" text:continue-list="list40488896"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HOTS<text:note text:id="ftn8" text:note-class="footnote"><text:note-citation text:label="*">*</text:note-citation><text:note-body><text:p text:style-name="Footnote"><text:span text:style-name="T35">HOTS (Heroes of the Storm) – </text:span><text:span text:style-name="T13">компьютерная игра, разработанная </text:span><text:span text:style-name="T35">Blizzard Entertainment.</text:span></text:p></text:note-body></text:note>;</text:p>
        </text:list-item>
        <text:list-item>
          <text:p text:style-name="P93">ну и, конечно — обсуждения отсутствующих за их спиной не в лучшей форме.</text:p>
        </text:list-item>
      </text:list>
      <text:p text:style-name="P9">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9"/>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9">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9"><text:soft-page-break/>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9">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9">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9">—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9">А этот Гуру-друг поручался за него неоднократно. Его брали на высокооплачиваемые позиции <text:soft-page-break/>без собеседований и тестовых заданий. Он бы не занял ни одну из тех вакансий, потому что, по его же словам — не дотягивает.</text:p>
      <text:p text:style-name="P9">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9">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9">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9">Когда они между собой начали ссориться, потекло, как говорится, дерьмо по трубам. Он говорил, что не будет общаться с одним другом, пока <text:soft-page-break/>тот общается с другим другом, хотя за день до этого сказал, что не собирается никого тянуть на свою сторону и ставить глупые ультиматумы.</text:p>
      <text:p text:style-name="P9">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55</dc:date><text:p text:style-name="P142"><text:span text:style-name="T57">запятая</text:span></text:p></office:annotation>забыл сколько<office:annotation-end office:name="__Annotation__15334_1175146742"/> для тебя сделал!»</text:p>
      <text:p text:style-name="P47">* * *</text:p>
      <text:p text:style-name="P22"><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span text:style-name="T20"><office:annotation office:name="__Annotation__15467_1175146742"><dc:creator>Яна </dc:creator><dc:date>2018-02-23T20:30:37.10</dc:date><text:p text:style-name="P142"><text:span text:style-name="T57">здесь</text:span></text:p></office:annotation></text:span><text:span text:style-name="T20"> про меня:</text:span><office:annotation-end office:name="__Annotation__15467_1175146742"/></text:p>
      <text:list xml:id="list40494828" text:continue-list="list40512961" text:style-name="диалог">
        <text:list-item>
          <text:p text:style-name="P92">Она неадекватная...</text:p>
        </text:list-item>
      </text:list>
      <text:p text:style-name="P22"><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40499608" text:continue-numbering="true" text:style-name="диалог">
        <text:list-item>
          <text:p text:style-name="P92"><text:soft-page-break/>Я ее люблю, но...</text:p>
        </text:list-item>
      </text:list>
      <text:p text:style-name="P9">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9">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9">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9">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9">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9">«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9">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7">* * *</text:p>
      <text:p text:style-name="P9">Не могу не вставить пару слов о его семье... Точнее — 4 слова:</text:p>
      <text:list xml:id="list1793152691001955281"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9">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9">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9">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9">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9">Вся ситуация с его родными поменялась прямо пропорционально при последующем общении.</text:p>
      <text:p text:style-name="P9">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9">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9">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9">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9">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9">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9">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9">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9">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503854" text:continue-list="list40499608" text:style-name="диалог">
        <text:list-item>
          <text:p text:style-name="P92">Да перестань! Они же простые ребята — даже внимание не обратят...</text:p>
        </text:list-item>
      </text:list>
      <text:p text:style-name="P9">И я заплела косу.</text:p>
      <text:p text:style-name="P9">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9">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9">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9">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9"><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9">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40501398" text:continue-numbering="true" text:style-name="диалог">
        <text:list-item>
          <text:p text:style-name="P98">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7" text:outline-level="1"><text:s/><text:bookmark-start text:name="Glava_10__Eto_nie_ia"/>Глава 10. <text:line-break/>Это не я<text:bookmark-end text:name="Glava_10__Eto_nie_ia"/></text:h>
      <text:p text:style-name="P42">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2">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40492819" text:continue-numbering="true" text:style-name="диалог">
        <text:list-item>
          <text:p text:style-name="P98">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40505324" text:continue-numbering="true" text:style-name="диалог">
        <text:list-item>
          <text:p text:style-name="P98">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510498" text:continue-numbering="true" text:style-name="диалог">
        <text:list-item>
          <text:p text:style-name="P98"><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7">*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40505385" text:continue-numbering="true" text:style-name="диалог">
        <text:list-item>
          <text:p text:style-name="P98">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0516428" text:continue-numbering="true" text:style-name="диалог">
        <text:list-item>
          <text:p text:style-name="P98">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40497326" text:continue-numbering="true" text:style-name="диалог">
        <text:list-item>
          <text:p text:style-name="P98">Пойдем купим тебе что-нибудь новое.</text:p>
        </text:list-item>
      </text:list>
      <text:p text:style-name="P2">Он отвечал:</text:p>
      <text:list xml:id="list40492754" text:continue-numbering="true" text:style-name="диалог">
        <text:list-item>
          <text:p text:style-name="P98">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3"><text:soft-page-break/>*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505726" text:continue-numbering="true" text:style-name="диалог">
        <text:list-item>
          <text:p text:style-name="P98">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40487533" text:continue-numbering="true" text:style-name="диалог">
        <text:list-item>
          <text:p text:style-name="P98">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40506423" text:continue-numbering="true" text:style-name="диалог">
        <text:list-item>
          <text:p text:style-name="P98">Это не я...</text:p>
        </text:list-item>
        <text:list-item>
          <text:p text:style-name="P98">Если я этого не помню, значит этого не было.</text:p>
        </text:list-item>
        <text:list-item>
          <text:p text:style-name="P98">Я имею право хранить молчание.</text:p>
        </text:list-item>
        <text:list-item>
          <text:p text:style-name="P98">Я ничего не обещал.</text:p>
        </text:list-item>
      </text:list>
      <text:p text:style-name="P47"><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40493766" text:continue-numbering="true" text:style-name="диалог">
        <text:list-item>
          <text:p text:style-name="P98">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7">*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51">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51">«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51">Никто не говорил, что будет легко. Все говорят, будет сложно и ты должна с этим смириться. Этого не избежать — так все сказали,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51"/>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7"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506950" text:continue-numbering="true" text:style-name="диалог">
        <text:list-item>
          <text:p text:style-name="P98">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40498548" text:continue-numbering="true" text:style-name="диалог">
        <text:list-item>
          <text:p text:style-name="P98">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510807" text:continue-numbering="true" text:style-name="диалог">
        <text:list-item>
          <text:p text:style-name="P98">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484377" text:continue-numbering="true" text:style-name="диалог">
        <text:list-item>
          <text:p text:style-name="P98">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40503430" text:continue-numbering="true" text:style-name="диалог">
        <text:list-item>
          <text:p text:style-name="P98">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Шейнов В. П., «Скрытое управление человеком»</text:p>
      <text:p text:style-name="Цитата_20_-_20_автор"><text:span text:style-name="Default_20_Paragraph_20_Font"><text:span text:style-name="T24"><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8"><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40501600" text:continue-numbering="true" text:style-name="диалог">
        <text:list-item>
          <text:p text:style-name="P98">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40504289" text:continue-numbering="true" text:style-name="диалог">
        <text:list-item>
          <text:p text:style-name="P98"><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20">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40490211" text:continue-numbering="true" text:style-name="диалог">
        <text:list-item>
          <text:p text:style-name="P98">Да кому ты нужна, кроме меня?! — и понимала, что и правда, ведь в ней столько недостатков! Она ведь постоянно в чем-то виновата...</text:p>
        </text:list-item>
        <text:list-item>
          <text:p text:style-name="P98">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8">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3">*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40511804" text:continue-numbering="true" text:style-name="диалог">
        <text:list-item>
          <text:p text:style-name="P98">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7"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40510276" text:continue-numbering="true" text:style-name="диалог">
        <text:list-item>
          <text:p text:style-name="P98">Я могу с этим жить? — Да.</text:p>
        </text:list-item>
        <text:list-item>
          <text:p text:style-name="P98">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40501352" text:continue-numbering="true" text:style-name="диалог">
        <text:list-item>
          <text:p text:style-name="P98">Не ной.</text:p>
        </text:list-item>
        <text:list-item>
          <text:p text:style-name="P98">Мне неинтересно это слушать.</text:p>
        </text:list-item>
        <text:list-item>
          <text:p text:style-name="P98">Это ты виновата, это ты допустила.</text:p>
        </text:list-item>
        <text:list-item>
          <text:p text:style-name="P98">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40515064" text:continue-numbering="true" text:style-name="диалог">
        <text:list-item>
          <text:p text:style-name="P98">А я тут при чем?!</text:p>
        </text:list-item>
      </text:list>
      <text:p text:style-name="P2">Или:</text:p>
      <text:list xml:id="list40493637" text:continue-numbering="true" text:style-name="диалог">
        <text:list-item>
          <text:p text:style-name="P98">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508061" text:continue-numbering="true" text:style-name="диалог">
        <text:list-item>
          <text:p text:style-name="P98">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3"><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504650" text:continue-numbering="true" text:style-name="диалог">
        <text:list-item>
          <text:p text:style-name="P98">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7">*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40511442" text:continue-numbering="true" text:style-name="диалог">
        <text:list-item>
          <text:p text:style-name="P89"><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8"><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3"><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0497021" text:continue-numbering="true" text:style-name="диалог">
        <text:list-item>
          <text:p text:style-name="P98">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40486371" text:continue-numbering="true" text:style-name="диалог">
        <text:list-item>
          <text:p text:style-name="P98">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40509678" text:continue-numbering="true" text:style-name="диалог">
        <text:list-item>
          <text:p text:style-name="P98">Ты же девочка, ты должна быть слабой... (в понимании женственности).</text:p>
        </text:list-item>
      </text:list>
      <text:p text:style-name="P2"><text:soft-page-break/>У меня один ответ:</text:p>
      <text:list xml:id="list40501708" text:continue-numbering="true" text:style-name="диалог">
        <text:list-item>
          <text:p text:style-name="P98">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7" text:outline-level="1"><text:s/><text:bookmark-start text:name="Glava_13__Nieadiekvatnaia"/>Глава 13. <text:line-break/>Неадекватная<text:bookmark-end text:name="Glava_13__Nieadiekvatnaia"/></text:h>
      <text:p text:style-name="P42">Если вдруг вы стали для кого-то плохим, значит много хорошего было сделано для этого человека!</text:p>
      <text:p text:style-name="P50">Фаина Раневская</text:p>
      <text:p text:style-name="P38">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510249" text:continue-numbering="true" text:style-name="диалог">
        <text:list-item>
          <text:p text:style-name="P98">Я никогда не говорил это!</text:p>
        </text:list-item>
      </text:list>
      <text:p text:style-name="P2">И вот вы начинаете сомневаться в том, что слышали.</text:p>
      <text:list xml:id="list40494431" text:continue-numbering="true" text:style-name="диалог">
        <text:list-item>
          <text:p text:style-name="P98">Тебе кажется, что ты переживаешь!</text:p>
        </text:list-item>
      </text:list>
      <text:p text:style-name="P2">И вы сомневаетесь, что ваши переживания реальны.</text:p>
      <text:list xml:id="list40506698" text:continue-numbering="true" text:style-name="диалог">
        <text:list-item>
          <text:p text:style-name="P98">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40510866" text:continue-numbering="true" text:style-name="диалог">
        <text:list-item>
          <text:p text:style-name="P98">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40487314" text:continue-numbering="true" text:style-name="диалог">
        <text:list-item>
          <text:p text:style-name="P98">Ну не говорил, так не говорил...</text:p>
        </text:list-item>
      </text:list>
      <text:p text:style-name="P43"><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40501309" text:continue-numbering="true" text:style-name="диалог">
        <text:list-item>
          <text:p text:style-name="P98">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40489128" text:continue-numbering="true" text:style-name="диалог">
        <text:list-item>
          <text:p text:style-name="P98">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0512724" text:continue-numbering="true" text:style-name="диалог">
        <text:list-item>
          <text:p text:style-name="P98">Я снова все напутала.</text:p>
          <text:p text:style-name="P135"/>
        </text:list-item>
      </text:list>
      <text:p text:style-name="P57">«Для того чтобы сидеть в клетке, не всегда нужны прутья.»</text:p>
      <text:p text:style-name="P40">Рональд Дэвид Лэйнг, «Политика семьи»</text:p>
      <text:p text:style-name="P40"/>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40497139" text:continue-numbering="true" text:style-name="диалог">
        <text:list-item>
          <text:p text:style-name="P98"><text:soft-page-break/>Но ведь было же!</text:p>
        </text:list-item>
      </text:list>
      <text:p text:style-name="P2">Но мне повторяли и повторяли:</text:p>
      <text:list xml:id="list40509409" text:continue-numbering="true" text:style-name="диалог">
        <text:list-item>
          <text:p text:style-name="P98">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40493994" text:continue-numbering="true" text:style-name="диалог">
        <text:list-item>
          <text:p text:style-name="P98">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40509250" text:continue-numbering="true" text:style-name="диалог">
        <text:list-item>
          <text:p text:style-name="P98">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506005" text:continue-numbering="true" text:style-name="диалог">
        <text:list-item>
          <text:p text:style-name="P98">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40490367" text:continue-numbering="true" text:style-name="диалог">
        <text:list-item>
          <text:p text:style-name="P98">Ты уже так вела себя на прошлой неделе.</text:p>
        </text:list-item>
      </text:list>
      <text:p text:style-name="P2">Я пыталась оправдаться, и говорила, что в той ситуации были те же причины:</text:p>
      <text:list xml:id="list40487052" text:continue-numbering="true" text:style-name="диалог">
        <text:list-item>
          <text:p text:style-name="P98"><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40486069" text:continue-numbering="true" text:style-name="диалог">
        <text:list-item>
          <text:p text:style-name="P98">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40498744" text:continue-numbering="true" text:style-name="диалог">
        <text:list-item>
          <text:p text:style-name="P98">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3">*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484326" text:continue-numbering="true" text:style-name="диалог">
        <text:list-item>
          <text:p text:style-name="P98">Да все считают, что ты неадекватная!</text:p>
        </text:list-item>
      </text:list>
      <text:p text:style-name="P2">Или:</text:p>
      <text:list xml:id="list40511401" text:continue-numbering="true" text:style-name="диалог">
        <text:list-item>
          <text:p text:style-name="P98">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7"><text:soft-page-break/>*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495018" text:continue-numbering="true" text:style-name="диалог">
        <text:list-item>
          <text:p text:style-name="P98">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7">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7">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40">Ирина Мельниченко, «Мудаки и игра на публику»</text:p>
      <text:p text:style-name="Цитата_20_-_20_автор"><text:span text:style-name="Default_20_Paragraph_20_Font"><text:span text:style-name="T24"><text:s/></text:span></text:span></text:p>
      <text:p text:style-name="P43">*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7"><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513718" text:continue-numbering="true" text:style-name="диалог">
        <text:list-item>
          <text:p text:style-name="P98">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40499101" text:continue-numbering="true" text:style-name="диалог">
        <text:list-item>
          <text:p text:style-name="P98">Я уже дома. А ты где? - по голосу было понятно, что он улыбается.</text:p>
        </text:list-item>
        <text:list-item>
          <text:p text:style-name="P98">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0486210" text:continue-numbering="true" text:style-name="диалог">
        <text:list-item>
          <text:p text:style-name="P98">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20">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508406" text:continue-numbering="true" text:style-name="диалог">
        <text:list-item>
          <text:p text:style-name="P98">Помнишь, утром коту вкололи лекарство?</text:p>
        </text:list-item>
        <text:list-item>
          <text:p text:style-name="P98">Помню.</text:p>
        </text:list-item>
        <text:list-item>
          <text:p text:style-name="P98">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8"><text:soft-page-break/>Помню. Мы договорились, что ты останешься дома с котом, потому, что не можешь его оставить больного одного дома.</text:p>
        </text:list-item>
        <text:list-item>
          <text:p text:style-name="P98">Да, но с небольшой поправкой — пока не буду уверена в том, что лекарство подействовало, и ему легче.</text:p>
        </text:list-item>
        <text:list-item>
          <text:p text:style-name="P98">Я тебя неправильно понял...</text:p>
        </text:list-item>
        <text:list-item>
          <text:p text:style-name="P98">А что конкретно ты не так понял? Тебе нужно было просто набрать меня, когда ты освободишься и узнать, пойду я с тобой или нет?</text:p>
        </text:list-item>
        <text:list-item>
          <text:p text:style-name="P98">Я подумал, что если коту плохо, то ты никуда не пойдешь.</text:p>
        </text:list-item>
        <text:list-item>
          <text:p text:style-name="P98">Но мы договорились, что если ему станет лучше, то я пойду. Было?</text:p>
        </text:list-item>
        <text:list-item>
          <text:p text:style-name="P98">Было.</text:p>
        </text:list-item>
        <text:list-item>
          <text:p text:style-name="P98">Так почему ты не позвонил?</text:p>
        </text:list-item>
        <text:list-item>
          <text:p text:style-name="P98">Я тебя не так понял...</text:p>
          <text:p text:style-name="P98"/>
        </text:list-item>
      </text:list>
      <text:p text:style-name="P57">«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С. А. Зелинский, «Психотехнологии гипнотического манипулирования сознанием»</text:p>
      <text:p text:style-name="P40"/>
      <text:p text:style-name="P2">И эта техника прекрасно прослеживается здесь:</text:p>
      <text:list xml:id="list40510691" text:continue-numbering="true" text:style-name="диалог">
        <text:list-item>
          <text:p text:style-name="P89"><text:span text:style-name="T27">Помнишь, мы договорились, что ты меня наберешь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89"><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40484658" text:continue-numbering="true" text:style-name="диалог">
        <text:list-item>
          <text:p text:style-name="P98">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7" text:outline-level="1"><text:s/><text:bookmark-start text:name="Glava_14__Vozhak"/>Глава 14. <text:line-break/>Вожак<text:bookmark-end text:name="Glava_14__Vozhak"/></text:h>
      <text:p text:style-name="P42">Для неверных нет любви, для порочных нет радости.</text:p>
      <text:p text:style-name="P50">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500347" text:continue-numbering="true" text:style-name="диалог">
        <text:list-item>
          <text:p text:style-name="P98">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40492469" text:continue-numbering="true" text:style-name="диалог">
        <text:list-item>
          <text:p text:style-name="P98">Выдели хоть выходные для меня! — просила я.</text:p>
        </text:list-item>
        <text:list-item>
          <text:p text:style-name="P98">Хотя бы день!</text:p>
        </text:list-item>
        <text:list-item>
          <text:p text:style-name="P98">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40498615" text:continue-numbering="true" text:style-name="диалог">
        <text:list-item>
          <text:p text:style-name="P98">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7">*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40510925" text:continue-numbering="true" text:style-name="диалог">
        <text:list-item>
          <text:p text:style-name="P98">Все не так! Я ожидал совсем другого! Ты все неправильно сделала!</text:p>
        </text:list-item>
        <text:list-item>
          <text:p text:style-name="P98">А что конкретно тебя не устраивает — манера письма?</text:p>
        </text:list-item>
        <text:list-item>
          <text:p text:style-name="P98">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oft-page-break/><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40496037" text:continue-list="list1793152691001955281" text:style-name="List_20_1">
        <text:list-item text:start-value="1">
          <text:p text:style-name="P99">У меня</text:p>
        </text:list-item>
        <text:list-item>
          <text:p text:style-name="P99">Идеальная</text:p>
        </text:list-item>
        <text:list-item>
          <text:p text:style-name="P99">Девушка</text:p>
        </text:list-item>
        <text:list-item>
          <text:p text:style-name="P99">Которую</text:p>
        </text:list-item>
        <text:list-item>
          <text:p text:style-name="P99">Я очень</text:p>
        </text:list-item>
        <text:list-item>
          <text:p text:style-name="P99">Сильно</text:p>
        </text:list-item>
        <text:list-item>
          <text:p text:style-name="P99">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7"><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С. А. Зелинский, «Методы, приемы и способы манипуляций. (Современные психотехнологии манипулирования)»</text:p>
      <text:p text:style-name="P40"/>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С. А. Зелинский, «Методы, приемы и способы манипуляций. (Современные психотехнологии манипулирования)»</text:p>
      <text:p text:style-name="P40"><text:soft-page-break/></text:p>
      <text:p text:style-name="P2">Когда я спокойным тоном попросила его расслабиться и не перебивать меня, мол, мы ведь разговариваем.</text:p>
      <text:list xml:id="list40508548" text:continue-list="list40510925" text:style-name="диалог">
        <text:list-item>
          <text:p text:style-name="P98">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40514737" text:continue-numbering="true" text:style-name="диалог">
        <text:list-item>
          <text:p text:style-name="P98">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506893" text:continue-numbering="true" text:style-name="диалог">
        <text:list-item>
          <text:p text:style-name="P98">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40515011" text:continue-numbering="true" text:style-name="диалог">
        <text:list-item>
          <text:p text:style-name="P98"><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503023" text:continue-numbering="true" text:style-name="диалог">
        <text:list-item>
          <text:p text:style-name="P98">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3">*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7">*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7" text:outline-level="1"><text:s/><text:bookmark-start text:name="Glava_15__Ad"/>Глава 15. <text:line-break/>Ад<text:bookmark-end text:name="Glava_15__Ad"/></text:h>
      <text:p text:style-name="P42">И, улыбаясь, мне ломали крылья,</text:p>
      <text:p text:style-name="P42">Мой хрип порой похожим был на вой,</text:p>
      <text:p text:style-name="P42">И я немел от боли и бессилья</text:p>
      <text:p text:style-name="P42">И лишь шептал: «Спасибо, что живой».</text:p>
      <text:p text:style-name="P50">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2"><text:soft-page-break/>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text:soft-page-break/>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text:soft-page-break/>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text:soft-page-break/>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488818" text:continue-numbering="true" text:style-name="диалог">
        <text:list-item>
          <text:p text:style-name="P98">Забери меня, рак, я больше не хочу жить...</text:p>
        </text:list-item>
      </text:list>
      <text:p text:style-name="P2">Было адски больно, будто меня сжигали заживо.</text:p>
      <text:p text:style-name="P2"><text:soft-page-break/>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text:soft-page-break/>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11" text:note-class="footnote"><text:note-citation text:label="**">**</text:note-citation><text:note-body><text:p text:style-name="Footnote"><text:span text:style-name="T8">Мессенджер</text:span> <text:span text:style-name="T1">(от </text:span><text:span text:style-name="T14">ст.</text:span><text:span text:style-name="T36">-фр</text:span><text:span text:style-name="T14">анц</text:span><text:span text:style-name="T36">.</text:span><text:span text:style-name="T1"> </text:span><text:span text:style-name="T36">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2"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508173" text:continue-numbering="true" text:style-name="диалог">
        <text:list-item>
          <text:p text:style-name="P98">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7">*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7"><text:soft-page-break/>Это высказанное вслух сомнение. Это всего лишь два коротких простых слова. Но давайте попробуем понять, какой смысл они несут.</text:p>
      <text:p text:style-name="P17"/>
      <text:p text:style-name="P55">«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500552" text:continue-numbering="true" text:style-name="диалог">
        <text:list-item>
          <text:p text:style-name="P98">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40512045" text:continue-numbering="true" text:style-name="диалог">
        <text:list-item>
          <text:p text:style-name="P98">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3">*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40501426" text:continue-numbering="true" text:style-name="диалог">
        <text:list-item>
          <text:p text:style-name="P98">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40508869" text:continue-numbering="true" text:style-name="диалог">
        <text:list-item>
          <text:p text:style-name="P98">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40500254" text:continue-numbering="true" text:style-name="диалог">
        <text:list-item>
          <text:p text:style-name="P98">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7">*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516106" text:continue-numbering="true" text:style-name="диалог">
        <text:list-item>
          <text:p text:style-name="P98">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7"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40486991" text:continue-numbering="true" text:style-name="диалог">
        <text:list-item>
          <text:p text:style-name="P98">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40504470" text:continue-numbering="true" text:style-name="диалог">
        <text:list-item>
          <text:p text:style-name="P98">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492268" text:continue-numbering="true" text:style-name="диалог">
        <text:list-item>
          <text:p text:style-name="P98">Ты очень хорошо выглядишь.</text:p>
        </text:list-item>
        <text:list-item>
          <text:p text:style-name="P98">Я очень за тобой соскучился.</text:p>
        </text:list-item>
        <text:list-item>
          <text:p text:style-name="P98">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40506659" text:continue-numbering="true" text:style-name="диалог">
        <text:list-item>
          <text:p text:style-name="P89"><text:span text:style-name="T20">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20">уроками игры на гитаре, четверги оставила для встреч с друзьями...</text:span></text:p>
        </text:list-item>
        <text:list-item>
          <text:p text:style-name="P98">А по вторникам? — спросил он.</text:p>
        </text:list-item>
        <text:list-item>
          <text:p text:style-name="P98">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7"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text:soft-page-break/>переоце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2">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 мне:</text:p>
      <text:list xml:id="list40513224" text:continue-numbering="true" text:style-name="диалог">
        <text:list-item>
          <text:p text:style-name="P98"><text:soft-page-break/>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text:soft-page-break/>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2">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509734" text:continue-numbering="true" text:style-name="диалог">
        <text:list-item>
          <text:p text:style-name="P98">А скажите мне, пожалуйста, зачем вам Яна?</text:p>
        </text:list-item>
        <text:list-item>
          <text:p text:style-name="P98">В смысле: «зачем мне Яна»? <text:span text:style-name="T13">Я ее люблю! — его ответ сопровождался задорными смешками.</text:span></text:p>
        </text:list-item>
        <text:list-item>
          <text:p text:style-name="P98">Вот вы говорите, что Яна очень плохая: обижает вас и неправильно себя ведет. Делает вас несчастным... Так зачем она вам?</text:p>
        </text:list-item>
      </text:list>
      <text:p text:style-name="P17">Доктор продолжал задавать подобные вопросы. Мой милый пытался на них отвечать красиво, но у него ничего не получалось. Но, на самом деле, я не помню о чем конкретно шла речь дальше.</text:p>
      <text:p text:style-name="P17">«Я ее люблю!..» — вот что отвлекло меня от их беседы.</text:p>
      <text:p text:style-name="P2">Больно осознавать, что тогда мне этого было достаточно. Просто слов. Без действий. Слов, противоречащих его поведению и отношению ко мне. <text:soft-page-break/>Да я не могла поверить в свое счастье — он меня любит!</text:p>
      <text:p text:style-name="P2">Дальше я смутно помню, чем закончился тот сеанс. Доктор задавал ему подобные вопросы, я видела, как мой любимый приходит в ступор после каждого из них и уже не может ответить с присущей ему неоправданной уверенностью.</text:p>
      <text:p text:style-name="P2">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text:p>
      <text:p text:style-name="P2">И вот мы это сделали. Общими усилиями — его и моими, мы помирились.</text:p>
      <text:p text:style-name="P2"><text:soft-page-break/>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40515991" text:continue-numbering="true" text:style-name="диалог">
        <text:list-item>
          <text:p text:style-name="P98"><text:soft-page-break/>С вами, Яна,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сеансов увиливает. К тому же, было сказано, что я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text:soft-page-break/>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77"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40491353" text:continue-numbering="true" text:style-name="диалог">
        <text:list-item>
          <text:p text:style-name="P98">Котик, а когда ты принял такое решение — на мне жениться?</text:p>
        </text:list-item>
        <text:list-item>
          <text:p text:style-name="P98">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40490958" text:continue-numbering="true" text:style-name="диалог">
        <text:list-item>
          <text:p text:style-name="P98">Ну и когда же мы поженимся? — спросила я.</text:p>
        </text:list-item>
        <text:list-item>
          <text:p text:style-name="P98">Давай летом. — предложил он.</text:p>
        </text:list-item>
      </text:list>
      <text:p text:style-name="P2">Отличная идея.</text:p>
      <text:p text:style-name="P2">Я не знаю, как мы вообще до лета дожили.</text:p>
      <text:h text:style-name="P77"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515693" text:continue-numbering="true" text:style-name="диалог">
        <text:list-item>
          <text:p text:style-name="P98">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40493832" text:continue-numbering="true" text:style-name="диалог">
        <text:list-item>
          <text:p text:style-name="P98">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3">* * *</text:p>
      <text:p text:style-name="P34">У меня сохранилась переписка, где на следующий день он идет на попятную — забирает свои слова обратно:</text:p>
      <text:list xml:id="list40508545" text:continue-numbering="true" text:style-name="диалог">
        <text:list-item>
          <text:p text:style-name="P98">...Я не хотел никогда никаких бумажек. Вчера это был просто разговор, из которого ты нашифровала!</text:p>
        </text:list-item>
        <text:list-item>
          <text:p text:style-name="P89"><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8">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8">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8">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9"><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8">Поэтому я не понимаю, почему ты так упорно ее пытаешься пропихнуть, когда причина не в этом!?</text:p>
        </text:list-item>
        <text:list-item>
          <text:p text:style-name="P98"><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7">«Всерьез намерен?»... А что, можно быть намеренным не всерьез?</text:p>
      <text:p text:style-name="P17">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7">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7">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7">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7">*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40511537" text:continue-numbering="true" text:style-name="диалог">
        <text:list-item>
          <text:p text:style-name="P98">Когда вещи заберешь? — пишет он в тот же день.</text:p>
        </text:list-item>
        <text:list-item>
          <text:p text:style-name="P98">Сегодня, — отвечаю я, на что он отвечает:</text:p>
        </text:list-item>
        <text:list-item>
          <text:p text:style-name="P98">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497418" text:continue-numbering="true" text:style-name="диалог">
        <text:list-item>
          <text:p text:style-name="P98">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7"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7">«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3">*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40490546" text:continue-numbering="true" text:style-name="диалог">
        <text:list-item>
          <text:p text:style-name="P98">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0508761" text:continue-numbering="true" text:style-name="диалог">
        <text:list-item>
          <text:p text:style-name="P98">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40502018" text:continue-numbering="true" text:style-name="диалог">
        <text:list-item>
          <text:p text:style-name="P98">Давай завтра созвонимся и обсудим (уже не помню что)...</text:p>
        </text:list-item>
        <text:list-item>
          <text:p text:style-name="P98">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7">Л</text:span><text:span text:style-name="_30__20_Text"><text:span text:style-name="T27">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40502233" text:continue-numbering="true" text:style-name="диалог">
        <text:list-item>
          <text:p text:style-name="P98">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3"><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501835" text:continue-numbering="true" text:style-name="диалог">
        <text:list-item>
          <text:p text:style-name="P98">Да, мать, ты такая сильная! Я бы так не смогла...</text:p>
        </text:list-item>
        <text:list-item>
          <text:p text:style-name="P98">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8">Я бы не смогла простить, но ты молодец!</text:p>
        </text:list-item>
        <text:list-item>
          <text:p text:style-name="P98">Что простить?</text:p>
        </text:list-item>
        <text:list-item>
          <text:p text:style-name="P98">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40501440" text:continue-numbering="true" text:style-name="диалог">
        <text:list-item>
          <text:p text:style-name="P98">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я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40493560" text:continue-numbering="true" text:style-name="диалог">
        <text:list-item>
          <text:p text:style-name="P98">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504007" text:continue-numbering="true" text:style-name="диалог">
        <text:list-item>
          <text:p text:style-name="P98">Все в порядке;</text:p>
        </text:list-item>
        <text:list-item>
          <text:p text:style-name="P98">Ты себе накручиваешь;</text:p>
        </text:list-item>
        <text:list-item>
          <text:p text:style-name="P98">Ты придумываешь драму на пустом месте;</text:p>
        </text:list-item>
        <text:list-item>
          <text:p text:style-name="P98"><text:soft-page-break/>Ты паришься без причины...</text:p>
        </text:list-item>
        <text:list-item>
          <text:p text:style-name="P98">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7">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7">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7">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4">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7">*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485987" text:continue-numbering="true" text:style-name="диалог">
        <text:list-item>
          <text:p text:style-name="P98">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496933" text:continue-numbering="true" text:style-name="диалог">
        <text:list-item>
          <text:p text:style-name="P98">И что тебе приснилось? — спросил он.</text:p>
        </text:list-item>
        <text:list-item>
          <text:p text:style-name="P98">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8">В смысле: «обманываю»? Что я тебе изменил?</text:p>
        </text:list-item>
        <text:list-item>
          <text:p text:style-name="P98">Да, — ответила я, — с темноволосой девочкой.</text:p>
        </text:list-item>
        <text:list-item>
          <text:p text:style-name="P98">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40488210" text:continue-numbering="true" text:style-name="диалог">
        <text:list-item>
          <text:p text:style-name="P98">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7">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3">*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40511973" text:continue-numbering="true" text:style-name="диалог">
        <text:list-item>
          <text:p text:style-name="P98"><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40516629" text:continue-numbering="true" text:style-name="диалог">
        <text:list-item>
          <text:p text:style-name="P98">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40511040" text:continue-numbering="true" text:style-name="диалог">
        <text:list-item>
          <text:p text:style-name="P89"><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40498557" text:continue-numbering="true" text:style-name="диалог">
        <text:list-item>
          <text:p text:style-name="P89"><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40488634" text:continue-numbering="true" text:style-name="диалог">
        <text:list-item>
          <text:p text:style-name="P98">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7"><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492438" text:continue-numbering="true" text:style-name="диалог">
        <text:list-item>
          <text:p text:style-name="P98">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text:span><text:span text:style-name="T20">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40489727" text:continue-numbering="true" text:style-name="диалог">
        <text:list-item>
          <text:p text:style-name="P98">Я тонко намекну, так сказать. И либо намек будет услышан, либо нет. — пишет он.</text:p>
        </text:list-item>
        <text:list-item>
          <text:p text:style-name="P98"><text:soft-page-break/>А ты рассматривал вариант, что тебя просто попробуют, а потом скажут, что это было так — просто для души отдохнуть?</text:p>
        </text:list-item>
        <text:list-item>
          <text:p text:style-name="P89"><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4">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7"><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3">*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40499129" text:continue-numbering="true" text:style-name="диалог">
        <text:list-item>
          <text:p text:style-name="P98">Мне было стыдно от мысли о том, что эта информация может докатиться до нее...</text:p>
        </text:list-item>
      </text:list>
      <text:p text:style-name="P2">Будет звучать так:</text:p>
      <text:p text:style-name="P2"/>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51"/>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7"><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499677" text:continue-numbering="true" text:style-name="диалог">
        <text:list-item>
          <text:p text:style-name="P89"><text:soft-page-break/><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494328" text:continue-numbering="true" text:style-name="диалог">
        <text:list-item>
          <text:p text:style-name="P98">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2">Идем дальше.</text:p>
      <text:list xml:id="list40486854" text:continue-numbering="true" text:style-name="диалог">
        <text:list-item>
          <text:p text:style-name="P98">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503544" text:continue-numbering="true" text:style-name="диалог">
        <text:list-item>
          <text:p text:style-name="P98">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7">Представьте себе его разочарование!</text:p>
      <text:p text:style-name="P17">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7">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40486596" text:continue-numbering="true" text:style-name="диалог">
        <text:list-item>
          <text:p text:style-name="P89"><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7">* * *</text:p>
      <text:list xml:id="list40505002" text:continue-numbering="true" text:style-name="диалог">
        <text:list-item>
          <text:p text:style-name="P98">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8">Я счастлива, когда все открыто, все прозрачно, но ты начинаешь защищаться, хотя на тебя никто не нападает...</text:p>
        </text:list-item>
        <text:list-item>
          <text:p text:style-name="P98">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51">«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2">Едем дальше.</text:p>
      <text:list xml:id="list40493777" text:continue-numbering="true" text:style-name="диалог">
        <text:list-item>
          <text:p text:style-name="P98">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40506311" text:continue-numbering="true" text:style-name="диалог">
        <text:list-item>
          <text:p text:style-name="P89"><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1"/>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40510935" text:continue-numbering="true" text:style-name="диалог">
        <text:list-item>
          <text:p text:style-name="P98">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40515902" text:continue-numbering="true" text:style-name="диалог">
        <text:list-item>
          <text:p text:style-name="P98">Ты понимаешь, что существует определенная ответственность, которая, извини, ложится на твои плечи?! — спрашивает он.</text:p>
        </text:list-item>
        <text:list-item>
          <text:p text:style-name="P98">Какого рода ответственность? — спрашиваю я.</text:p>
        </text:list-item>
        <text:list-item>
          <text:p text:style-name="P98">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7">*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2"><text:soft-page-break/>Он потерял самообладание, в то время, как я была непоколебима. На этой записи он скажет:</text:p>
      <text:list xml:id="list40515832" text:continue-numbering="true" text:style-name="диалог">
        <text:list-item>
          <text:p text:style-name="P98">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40503280" text:continue-numbering="true" text:style-name="диалог">
        <text:list-item>
          <text:p text:style-name="P98">Я не могу с этим спокойно, смириться. — причитал он.</text:p>
        </text:list-item>
        <text:list-item>
          <text:p text:style-name="P98">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51">«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2">Вот еще несколько его реплик:</text:p>
      <text:list xml:id="list40500425" text:continue-numbering="true" text:style-name="диалог">
        <text:list-item>
          <text:p text:style-name="P98"><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40490095" text:continue-numbering="true" text:style-name="диалог">
        <text:list-item>
          <text:p text:style-name="P98">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40491166" text:continue-numbering="true" text:style-name="диалог">
        <text:list-item>
          <text:p text:style-name="P89"><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493470" text:continue-numbering="true" text:style-name="диалог">
        <text:list-item>
          <text:p text:style-name="P98">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7" text:outline-level="1"><text:s/><text:bookmark-start text:name="Glava_22__Gori_v_adu"/>Глава 22. <text:line-break/>Гори в аду<text:bookmark-end text:name="Glava_22__Gori_v_adu"/></text:h>
      <text:p text:style-name="P42">Весна покажет кто где срал.</text:p>
      <text:p text:style-name="P50">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40509735" text:continue-numbering="true" text:style-name="диалог">
        <text:list-item>
          <text:p text:style-name="P98">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40485217" text:continue-numbering="true" text:style-name="диалог">
        <text:list-item>
          <text:p text:style-name="P89"><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8">Ой, да я ее еще с университета знаю, — сказал он и его ответ сопровождался нервными смешками, — а что?</text:p>
        </text:list-item>
        <text:list-item>
          <text:p text:style-name="P98">Она тебе сообщение прислала: «А ты сегодня в парадном белье?» Это как понимать?</text:p>
        </text:list-item>
        <text:list-item>
          <text:p text:style-name="P98"><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7">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7">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40515810" text:continue-numbering="true" text:style-name="диалог">
        <text:list-item>
          <text:p text:style-name="P98">Что ты придумываешь?! Ты что шуток не понимаешь?</text:p>
        </text:list-item>
        <text:list-item>
          <text:p text:style-name="P98">У тебя есть пару минут, чтобы поменять все пароли... — <text:span text:style-name="T44">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7"><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1">(от англ. </text:span><text:span text:style-name="T36">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7">* * *</text:p>
      <text:p text:style-name="P2">На следующий день мне написала ТэТэ на личный номер:</text:p>
      <text:p text:style-name="P2"/>
      <text:p text:style-name="P51">«Он в панике по поводу происходящего. И я чувствую себя, отчасти, виноватой. Не знаю что именно ты там прочла, но это несерьезно...</text:p>
      <text:p text:style-name="P51"><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40512450" text:continue-numbering="true" text:style-name="диалог">
        <text:list-item>
          <text:p text:style-name="P98">Ты мужу переписку показывала? — спросила я.</text:p>
        </text:list-item>
        <text:list-item>
          <text:p text:style-name="P98">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7">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7">*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40493361" text:continue-numbering="true" text:style-name="диалог">
        <text:list-item>
          <text:p text:style-name="P98">А я, блять, рад, что ты страдаешь от этой конченой квартиры...</text:p>
        </text:list-item>
        <text:list-item>
          <text:p text:style-name="P98">Да ты просто самое низкое, блять, существо!</text:p>
        </text:list-item>
        <text:list-item>
          <text:p text:style-name="P98">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8">Провались в ад, блять, к дьяволу самому и целуй его в задницу...</text:p>
        </text:list-item>
        <text:list-item>
          <text:p text:style-name="P98">Уебуй нахуй из моей жизни!</text:p>
        </text:list-item>
      </text:list>
      <text:p text:style-name="P2">И моя любимая:</text:p>
      <text:list xml:id="list40503341" text:continue-numbering="true" text:style-name="диалог">
        <text:list-item>
          <text:p text:style-name="P98"><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7">* * *</text:p>
      <text:p text:style-name="P2">На следующее утро он прислал сообщение. В отличии от предыдущего посыла, содержание в нем было следующее:</text:p>
      <text:p text:style-name="P2"/>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7">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51">«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7">«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7">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7">«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51">«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Но вот эта чертова ТТ и переписка... И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7" text:outline-level="1"><text:s/><text:bookmark-start text:name="Glava_26__Apofieoz_otnoshienii_s_manipul"/>Глава 23. <text:line-break/>Апофеоз отношений с манипулятором<text:bookmark-end text:name="Glava_26__Apofieoz_otnoshienii_s_manipul"/></text:h>
      <text:p text:style-name="P42">Кто хочет жить, кто весел, кто не тля —</text:p>
      <text:p text:style-name="P42">Готовьте ваши руки к рукопашной!</text:p>
      <text:p text:style-name="P50"><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44">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511769" text:continue-numbering="true" text:style-name="диалог">
        <text:list-item>
          <text:p text:style-name="P98">Что, ручки из жопы?</text:p>
        </text:list-item>
      </text:list>
      <text:p text:style-name="P2">Или:</text:p>
      <text:list xml:id="list40501687" text:continue-numbering="true" text:style-name="диалог">
        <text:list-item>
          <text:p text:style-name="P98"><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7">* * *</text:p>
      <text:p text:style-name="P2"><text:span text:style-name="T44">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2"><text:soft-page-break/>То есть, скриншот на моей стене с его посланием «Ну шо, кобыла...» - это клевета! Мой не правдивый аргумент?..<text:span text:style-name="T44"> Но ведь это не аргумент! Это был скриншот его сообщения!..</text:span></text:p>
      <text:p text:style-name="P17">Ну и неудачная метафора — школьная драка.</text:p>
      <text:p text:style-name="P17">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7">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7">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7">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7">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7">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7">«Воевать»... Кто воюет? Я? Я только отбиваюсь, отказываясь терпеть его оскорбления даже за «пределами ситуации».</text:p>
      <text:p text:style-name="P17">И правда — зачем эти оскорбления?!</text:p>
      <text:p text:style-name="Text_20_body"><text:span text:style-name="T44">Я решила, пусть все это видят. Ведь он считает свое поведение нормальным. Ну так, зачем прятаться в моей личке — айда на </text:span><text:span text:style-name="_32__20_Text"><text:span text:style-name="T46">сцену... то есть на </text:span></text:span><text:span text:style-name="T44">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7">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3">* * *</text:p>
      <text:p text:style-name="P2">Что теперь?</text:p>
      <text:p text:style-name="Text_20_body"><text:soft-page-break/><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2">Осознание факта манипуляций даст вам ответ на большинство ваших вопросов, таких, как:</text:p>
      <text:list xml:id="list40505068" text:continue-numbering="true" text:style-name="диалог">
        <text:list-item>
          <text:p text:style-name="P98">Что происходит?</text:p>
        </text:list-item>
        <text:list-item>
          <text:p text:style-name="P98">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44">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4">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4">В худшем случае — наймите адвоката.</text:span></text:p>
      <text:p text:style-name="P17">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4">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4">чтобы увидеть вашу реакцию, и убедиться в том, что он вам до сих пор небезразличен!</text:span></text:p>
      <text:p text:style-name="P17">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7">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7">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7">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40502936" text:continue-numbering="true" text:style-name="диалог">
        <text:list-item>
          <text:p text:style-name="P98">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2"/>
      <text:p text:style-name="P32"/>
      <text:p text:style-name="P32"/>
      <text:p text:style-name="P32"/>
      <text:p text:style-name="P32">Часть 2.<text:line-break/>Что-то вроде справочника...</text:p>
      <text:h text:style-name="P77"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3">* * *</text:p>
      <text:p text:style-name="P2">Существует две причины психопатии личности:</text:p>
      <text:list xml:id="list40490104" text:continue-list="list40516101" text:style-name="список_20_перечисление">
        <text:list-item>
          <text:p text:style-name="P100"><text:span text:style-name="T5">врожденная</text:span> патологическая особенность развития нервной системы;</text:p>
        </text:list-item>
        <text:list-item>
          <text:p text:style-name="P100"><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44">при относительной сохранности интеллекта.</text:span></text:p>
      <text:p text:style-name="P17">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7">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7">Давайте попробуем описать переживания и чувства ребенка.</text:p>
      <text:p text:style-name="P17">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7">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7"><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7">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7">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40490019" text:continue-list="list40502936" text:style-name="диалог">
        <text:list-item>
          <text:p text:style-name="P98">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40485229" text:continue-numbering="true" text:style-name="диалог">
        <text:list-item>
          <text:p text:style-name="P98">Нельзя.</text:p>
        </text:list-item>
        <text:list-item>
          <text:p text:style-name="P98">Не плачь.</text:p>
        </text:list-item>
        <text:list-item>
          <text:p text:style-name="P98">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405002541" text:continue-numbering="true" text:style-name="диалог">
        <text:list-item>
          <text:p text:style-name="P98">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7">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text:soft-page-break/>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40513041" text:continue-numbering="true" text:style-name="диалог">
        <text:list-item>
          <text:p text:style-name="P98">У всех дети, как дети, а у нас…</text:p>
        </text:list-item>
        <text:list-item>
          <text:p text:style-name="P98">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40498461" text:continue-numbering="true" text:style-name="диалог">
        <text:list-item>
          <text:p text:style-name="P98"><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50">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0">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20">«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20"><text:soft-page-break/></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40484992" text:continue-numbering="true" text:style-name="диалог">
        <text:list-item>
          <text:p text:style-name="P98">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text:soft-page-break/>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text:soft-page-break/>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text:soft-page-break/>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40507198" text:continue-numbering="true" text:style-name="диалог">
        <text:list-item>
          <text:p text:style-name="P98">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text:soft-page-break/>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40491271" text:continue-numbering="true" text:style-name="диалог">
        <text:list-item>
          <text:p text:style-name="P98">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40513427" text:continue-numbering="true" text:style-name="диалог">
        <text:list-item>
          <text:p text:style-name="P98"><text:soft-page-break/>Ты не ценишь меня.</text:p>
        </text:list-item>
        <text:list-item>
          <text:p text:style-name="P98">Ты не любишь меня.</text:p>
        </text:list-item>
        <text:list-item>
          <text:p text:style-name="P98">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40488552" text:continue-numbering="true" text:style-name="диалог">
        <text:list-item>
          <text:p text:style-name="P98">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8">в жопу без мыла, пардон,</text:span></text:span><text:span text:style-name="T20">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40495086" text:continue-list="list40490104" text:style-name="список_20_перечисление">
        <text:list-item>
          <text:p text:style-name="P100">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0">Получил пять по математике — нужно еще и по географии пять. Получил тройку — бестолочь, в кого ты у нас такой!?</text:p>
        </text:list-item>
        <text:list-item>
          <text:p text:style-name="P100">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text:soft-page-break/>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40493308" text:continue-list="list40488552" text:style-name="диалог">
        <text:list-item>
          <text:p text:style-name="P98">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44">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40496620" text:continue-numbering="true" text:style-name="диалог">
        <text:list-item>
          <text:p text:style-name="P98">Нравится мальчик? Не говори подружкам — отобъют...</text:p>
        </text:list-item>
        <text:list-item>
          <text:p text:style-name="P98">Петя не пошел с тобой гулять? Стало быть тренировка/уроки ему важнее друзей...</text:p>
        </text:list-item>
        <text:list-item>
          <text:p text:style-name="P98">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17">Не исключено, что ребенок подвергался давлению посланиями, направленными на половую принадлежность.</text:p>
      <text:list xml:id="list40485893" text:continue-numbering="true" text:style-name="диалог">
        <text:list-item>
          <text:p text:style-name="P111">Ты неряха, кто тебя замуж такую возьмет!</text:p>
        </text:list-item>
        <text:list-item>
          <text:p text:style-name="P111">Такого тюфяка ни одна женщина не полюбит!</text:p>
        </text:list-item>
      </text:list>
      <text:p text:style-name="P17"><text:soft-page-break/>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7">Воспитание также может быть и прямо противоположным, например:</text:p>
      <text:list xml:id="list40491886" text:continue-numbering="true" text:style-name="диалог">
        <text:list-item>
          <text:p text:style-name="P111">Женщина должна... <text:span text:style-name="T19">— </text:span>говорят мальчику.</text:p>
        </text:list-item>
        <text:list-item>
          <text:p text:style-name="P111">Мужчина должен... <text:span text:style-name="T19">— говорят девочке.</text:span></text:p>
        </text:list-item>
      </text:list>
      <text:p text:style-name="P17">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7">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7">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7">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7">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61"/>
      <text:p text:style-name="P23"/>
      <text:p text:style-name="P23"/>
      <text:p text:style-name="P23"/>
      <text:p text:style-name="P23"/>
      <text:p text:style-name="P23"/>
      <text:p text:style-name="Заголовок_20_часть">Часть 2.<text:line-break/>Ингридиенты</text:p>
      <text:h text:style-name="P77"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85"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5">[</text:span>Миллион<text:span text:style-name="T35">]</text:span> шагов как стать успешным карьеристом, <text:span text:style-name="T35">[</text:span>двести тысяч сто<text:span text:style-name="T35">]</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7" text:note-class="footnote"><text:note-citation text:label="*">*</text:note-citation><text:note-body><text:p text:style-name="Footnote"><text:span text:style-name="T8">Пикап</text:span> (от англ. <text:span text:style-name="T35">pick up —</text:span><text:span text:style-name="T13"> цеплять, подцепить</text:span>) <text:span text:style-name="T35">—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40490697" text:continue-numbering="true" text:style-name="диалог">
        <text:list-item>
          <text:p text:style-name="P116">Вашей маме зять не нужен?</text:p>
        </text:list-item>
      </text:list>
      <text:p text:style-name="P27">И заканчивая какими-то более экстравагантными:</text:p>
      <text:list xml:id="list40514540"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0514329" text:continue-numbering="true" text:style-name="диалог">
        <text:list-item>
          <text:p text:style-name="P116">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40510784" text:continue-numbering="true" text:style-name="диалог">
        <text:list-item>
          <text:p text:style-name="P116">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40510834" text:continue-numbering="true" text:style-name="диалог">
        <text:list-item>
          <text:p text:style-name="P116">Ты одна тут?</text:p>
        </text:list-item>
      </text:list>
      <text:p text:style-name="P27">И вы говорите, мол:</text:p>
      <text:list xml:id="list40497112" text:continue-numbering="true" text:style-name="диалог">
        <text:list-item>
          <text:p text:style-name="P116">Нет, я с подругой. Она сейчас подойдет...</text:p>
        </text:list-item>
      </text:list>
      <text:p text:style-name="P27">На что он отвечает:</text:p>
      <text:list xml:id="list40501988" text:continue-numbering="true" text:style-name="диалог">
        <text:list-item>
          <text:p text:style-name="P116">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40515958" text:continue-numbering="true" text:style-name="диалог">
        <text:list-item>
          <text:p text:style-name="P116">Ну? Ты идешь?</text:p>
        </text:list-item>
      </text:list>
      <text:p text:style-name="P2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40514394" text:continue-numbering="true" text:style-name="диалог">
        <text:list-item>
          <text:p text:style-name="P116">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40494812" text:continue-numbering="true" text:style-name="диалог">
        <text:list-item>
          <text:p text:style-name="P11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71">«— Давай поиграем в волшебника?</text:p>
      <text:list xml:id="list56867873080458342" text:style-name="L3">
        <text:list-header>
          <text:p text:style-name="P87"><text:s/>— А это как?</text:p>
          <text:p text:style-name="P87"><text:s/>— Я тебя трахну, и ты исчезнешь.»</text:p>
        </text:list-header>
      </text:list>
      <text:p text:style-name="P41">Филипп Богачев, «Секреты уличных знакомств»</text:p>
      <text:p text:style-name="P24"/>
      <text:p text:style-name="P24"><text:soft-page-break/>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41">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1">Филипп Богачев, «Пикап. Самоучитель по соблазнению»</text:p>
      <text:p text:style-name="P41"/>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4">Предлагаю вашему вниманию список и краткую характеристику расстройств, где имеют место манипулятивные действия.</text:p>
      <text:h text:style-name="P79" text:outline-level="3">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40516344" text:continue-list="list40496037" text:style-name="List_20_1">
        <text:list-item text:start-value="1">
          <text:p text:style-name="P136">заметная дисгармония в поведении:</text:p>
          <text:list>
            <text:list-item>
              <text:p text:style-name="P137">аффективность<text:note text:id="ftn18" text:note-class="footnote"><text:note-citation text:label="*">*</text:note-citation><text:note-body><text:p text:style-name="Footnote"><text:span text:style-name="T8">Аффективность</text:span> (<text:span text:style-name="T1">от лат. </text:span><text:span text:style-name="T36">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7">возбудимость;</text:p>
            </text:list-item>
            <text:list-item>
              <text:p text:style-name="P137">расстройство контроля побуждений:</text:p>
              <text:list>
                <text:list-item>
                  <text:p text:style-name="P13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7"><text:soft-page-break/>нарастающее напряжение, возникающее перед совершением действия, повышение физической и психической активности;</text:p>
                </text:list-item>
                <text:list-item>
                  <text:p text:style-name="P137">возникновение ощущения радости и облегчения во время совершения действия.</text:p>
                </text:list-item>
              </text:list>
            </text:list-item>
            <text:list-item>
              <text:p text:style-name="P137">нарушение в процессах восприятия и мышления;</text:p>
            </text:list-item>
            <text:list-item>
              <text:p text:style-name="P137">изменение в стиле отношения к окружающим;</text:p>
            </text:list-item>
          </text:list>
        </text:list-item>
        <text:list-item>
          <text:p text:style-name="P137">хроническое проявление аномального поведения, возникшее давно;</text:p>
        </text:list-item>
        <text:list-item>
          <text:p text:style-name="P137">нарушение адаптации к широкому диапазону личностных и социальных ситуаций в связи с аномальным стилем поведения;</text:p>
        </text:list-item>
        <text:list-item>
          <text:p text:style-name="P137">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7"><text:soft-page-break/>обычно, но не всегда — существенное ухудшение профессиональной и социальной продуктивности.</text:p>
        </text:list-item>
        <text:list-item>
          <text:p text:style-name="P137">проявление вышеперечисленных аномалий еще в детстве или в подростковом возрасте, продолжение аномалий в зрелости;</text:p>
        </text:list-item>
      </text:list>
      <text:p text:style-name="P30"/>
      <text:p text:style-name="P30">Существует несколько видов расстройств личности. Они могут быть сгруппированы в одну из трех групп-кластеров:</text:p>
      <text:list xml:id="list7404193561530819415" text:style-name="List_20_2">
        <text:list-item>
          <text:p text:style-name="P126">Кластер <text:span text:style-name="T35">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list>
                <text:list-item>
                  <text:p text:style-name="P126"><text:span text:style-name="T9">Для лиц с расстройствами кластера </text:span><text:span text:style-name="T39">A</text:span><text:span text:style-name="T9"> характерны трудности, связанные с взаимодействием с окружающими.</text:span></text:p>
                </text:list-item>
                <text:list-item>
                  <text:p text:style-name="P126"><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5"><text:soft-page-break/><text:span text:style-name="T8">Кластер </text:span><text:span text:style-name="T40">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39">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35">C</text:span><text:span text:style-name="T19">:</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19">Лица с расстройствами кластера </text:span><text:span text:style-name="T39">C </text:span><text:span text:style-name="T19">испытывают чувства тревоги и страха, которые их </text:span><text:soft-page-break/><text:span text:style-name="T19">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8038234811327212419" text:style-name="List_20_3">
        <text:list-item>
          <text:p text:style-name="P129"><text:span text:style-name="T8">отсутствие расстройства личности</text:span> и существенных критериев личностного расстройства;</text:p>
        </text:list-item>
        <text:list-item>
          <text:p text:style-name="P129"><text:span text:style-name="T8">личностное затруднение</text:span> (наличие подпороговых критериев одного или нескольких расстройств личности);</text:p>
        </text:list-item>
        <text:list-item>
          <text:p text:style-name="P129"><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29"><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29"><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30"/>
      <text:p text:style-name="P31">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0516653" text:continue-list="list40495086" text:style-name="список_20_перечисление">
        <text:list-item>
          <text:p text:style-name="P107">компенсация негативных проявлений;</text:p>
        </text:list-item>
        <text:list-item>
          <text:p text:style-name="P107">адаптация к обществу;</text:p>
        </text:list-item>
        <text:list-item>
          <text:p text:style-name="P107">снижение уровня тревожности;</text:p>
        </text:list-item>
        <text:list-item>
          <text:p text:style-name="P10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40510388"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text:soft-page-break/>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text:span><text:soft-page-break/><text:span text:style-name="T13">будет настаивать на реальности своих догадок, например:</text:span></text:p>
      <text:p text:style-name="P24">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oft-page-break/><text:span text:style-name="T19">агрессивной атаки по отношению к нему, как большинство окружающих его людей.</text:span></text:p>
      <text:p text:style-name="P31"><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80"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0485037"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text:s/>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9"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0"><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4"><text:note text:id="ftn20"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31"><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81" text:outline-level="3">Диссоциальное расстройство личности</text:h>
      <text:p text:style-name="P25"><text:span text:style-name="T8"><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0497226"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text:soft-page-break/>крайне низкая способность выдерживать фрустрацию<text:note text:id="ftn21" text:note-class="footnote"><text:note-citation text:label="*">*</text:note-citation><text:note-body><text:p text:style-name="P75">Фрустация<text:span text:style-name="T9"> (</text:span><text:span text:style-name="T3">от лат. </text:span><text:span text:style-name="T37">f</text:span><text:span text:style-name="T3">rustratio</text:span><text:span text:style-name="T37"> —</text:span><text:span text:style-name="T15"> обман, тщетное ожидание</text:span><text:span text:style-name="T9">) </text:span><text:span text:style-name="T39">—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7"><text:span text:style-name="T19">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5">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30">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0">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40503895" text:continue-list="list40516344"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text:soft-page-break/>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487996" text:continue-list="list40497226"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
      <text:p text:style-name="P25">Эмоционально-неустойчивое расстройство, это группа, которая включает в себя два подвида расстройств:</text:p>
      <text:list xml:id="list1257054222253045786" text:style-name="List_20_4">
        <text:list-item>
          <text:p text:style-name="P123"><text:soft-page-break/>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19">склонность к сексуальной распущенности</text:span><text:span text:style-name="T39">.</text:span></text:p>
            </text:list-item>
          </text:list>
          <text:p text:style-name="P121"/>
          <text:p text:style-name="P121">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text:soft-page-break/>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list-item>
      </text:list>
      <text:p text:style-name="P25"/>
      <text:list xml:id="list40498792" text:continue-numbering="true" text:style-name="List_20_4">
        <text:list-header>
          <text:p text:style-name="P121">Человек пограничного типа склонен проявлять высокую активность в сферах, которые ему в данный момент наиболее интересны.</text:p>
          <text:p text:style-name="P121"><text:soft-page-break/>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Из-за склонности к внушаемости и фантазированию, сферы его интересов постоянно меняются.</text:p>
          <text:p text:style-name="P131"><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19">Склонность к зависимости также может быть серьезной проблемой пограничного типа. Демонстрируя привязанность, такой человек </text:span><text:soft-page-break/><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4"/>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9">может быть очень слож</text:span><text:soft-page-break/><text:span text:style-name="T9">ной и продолжительной. Стоит отметить, что многие терапевты предпочитают дистанцироваться от таких пациентов.</text:span></text:p>
      <text:h text:style-name="P81" text:outline-level="3">Истерическое расстройство личности</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0503429" text:continue-list="list40487996"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text:soft-page-break/>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484797" text:continue-numbering="true" text:style-name="список_20_перечисление">
        <text:list-item>
          <text:p text:style-name="P107">«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7"><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07">«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
      <text:p text:style-name="P25">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5"><text:soft-page-break/>Для истероидов характерна неустойчивость самооценки.</text:p>
      <text:p text:style-name="P25">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text:soft-page-break/>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0"/>
      <text:h text:style-name="P79" text:outline-level="3">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704351678592611463" text:style-name="List_20_5">
        <text:list-item>
          <text:p text:style-name="P117">Значительные нарушения функционирования личности:</text:p>
          <text:list>
            <text:list-item>
              <text:p text:style-name="P132"><text:span text:style-name="T16">Нарушения в собственном функционировании </text:span><text:span text:style-name="T38">(a </text:span><text:span text:style-name="T16">или </text:span><text:span text:style-name="T38">b)</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24"><text:span text:style-name="T7">Нарушения в межперсональном функционировании </text:span><text:span text:style-name="T38">(a </text:span><text:span text:style-name="T7">или </text:span><text:span text:style-name="T38">b):</text:span></text:p>
              <text:list>
                <text:list-item>
                  <text:p text:style-name="P117">Отсутствие эмпатии.</text:p>
                  <text:p text:style-name="P117"><text:soft-page-break/>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ю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Антагонизм (соперничество и соревнование), характеризующийся:</text:p>
              <text:list>
                <text:list-item>
                  <text:p text:style-name="P117">Грандиозностью.</text:p>
                  <text:p text:style-name="P117"><text:soft-page-break/>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8"/>
      <text:p text:style-name="P24"><text:soft-page-break/><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8">В наше время нарциссическим личностям очень тяжело, в связи с информационной средой, которая нас окружает.</text:p>
      <text:p text:style-name="P24"><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oft-page-break/><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2"><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text:span><text:soft-page-break/><text:span text:style-name="T16">собственных достижениях, что указывает на комплексы неполноценности и ущербности.</text:span></text:p>
      <text:p text:style-name="P1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text:span text:style-name="T16">Нарцисс, в силу своего патологического себялюбия, не станет зарабатывать уважение у </text:span><text:span text:style-name="T52">«недостойных». Признание и уважение он обычно требует.</text:span></text:p>
      <text:p text:style-name="P16">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6">Под давлением нарцисса жертва может начать стыдиться собственных заслуг, продолжая идеализировать своего деструктивного партнера.</text:p>
      <text:p text:style-name="P2"><text:soft-page-break/>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29"><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oft-page-break/><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2" text:outline-level="3">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40514340" text:continue-list="list40484797" text:style-name="список_20_перечисление">
        <text:list-item>
          <text:p text:style-name="P118">необоснованная критика или презрение по отношению к начальств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для больного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text:soft-page-break/>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28"/>
      <text:p text:style-name="P28">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oft-page-break/><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P28">Коммуникативное поведение у больных носит враждебно-подчиненный характер.</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28">В следствии чего окружающим приходится брать на себя часть ответственности 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28">Возможен шантаж суицидом, но он редко сопровождается суицидальными попытками.</text:p>
      <text:p text:style-name="P31"><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со стороны терапевта требованиям пациента антитерапевтичны, а отказ уступать угрожает потерей контакта.</text:p>
      <text:p text:style-name="P28"/>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5" text:outline-level="2"><text:bookmark-start text:name="Pochiemu_ia_"/>Почему я?<text:bookmark-end text:name="Pochiemu_ia_"/></text:h>
      <text:p text:style-name="P18">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7">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7">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18"><text:soft-page-break/>Нет смысла перечислять все уже перечисленное, чтобы понять — вы не абы кто с улицы, а самодостаточная и интересная личность.</text:p>
      <text:p text:style-name="P17">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18">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7">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7">Вы — достойная его вниманию вещь, вы красуетесь на «витрине» и он хочет вас заполучить. Купить. И покупает своим обманчивым поведением. <text:soft-page-break/>Вы поверили ему. Соответственно поддались его влиянию. Вы думаете, что попали в хорошие руки, но вас обманули.</text:p>
      <text:p text:style-name="P18">Сейчас он прощупывает высоту порога вашего сопротивления. Пытается понять, что вы готовы терпеть.</text:p>
      <text:p text:style-name="P2"><text:span text:style-name="T47">Абьюзер выбирает в жертвы личность, </text:span><text:span text:style-name="_30__20_Text"><text:span text:style-name="T44">которой хотел бы быть сам</text:span></text:span><text:span text:style-name="T47">.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4">делая из вас — такого же, как он</text:span></text:span><text:span text:style-name="T47">.</text:span></text:p>
      <text:p text:style-name="P46">* * *</text:p>
      <text:p text:style-name="P17">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7">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7">Речь идет об умственных, материальных и духовных аспектах.</text:p>
      <text:p text:style-name="P18">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7">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18"><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7">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5">* * *</text:p>
      <text:p text:style-name="P18">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18">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7">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7">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7">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7">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7">Если на эти «одинаковые» вопросы он отвечает по-разному — он врет.</text:p>
      <text:p text:style-name="P17"><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7">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511683" text:continue-list="list40494812" text:style-name="диалог">
        <text:list-item>
          <text:p text:style-name="P112">Ты просто его не знаешь! — ответила я.</text:p>
        </text:list-item>
      </text:list>
      <text:p text:style-name="P18">И, как вы понимаете, я ошиблась.</text:p>
      <text:p text:style-name="P49">* * *</text:p>
      <text:p text:style-name="P1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7">Давайте вспомним ранее описанный диалог, где я задаю своему бывшему парню вопрос:</text:p>
      <text:list xml:id="list40486820" text:continue-numbering="true" text:style-name="диалог">
        <text:list-item>
          <text:p text:style-name="P111">Есть ли что-то, что я должна знать?..</text:p>
        </text:list-item>
      </text:list>
      <text:p text:style-name="P17">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0492611" text:continue-numbering="true" text:style-name="диалог">
        <text:list-item>
          <text:p text:style-name="P111">Ты вокруг меня плетешь какую-то западню...</text:p>
        </text:list-item>
      </text:list>
      <text:p text:style-name="P17">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7">В последствии, задавая вопросы, намекая и уточняя, я получала все новые ответы:</text:p>
      <text:list xml:id="list40511823" text:continue-numbering="true" text:style-name="диалог">
        <text:list-item>
          <text:p text:style-name="P111">Я ничего такого не делал...</text:p>
        </text:list-item>
        <text:list-item>
          <text:p text:style-name="P111"><text:soft-page-break/>Каждый справляется с болью по разному...</text:p>
        </text:list-item>
        <text:list-item>
          <text:p text:style-name="P111">Я был на четырех свиданиях...</text:p>
        </text:list-item>
        <text:list-item>
          <text:p text:style-name="P111">Да, я трахаться хотел...</text:p>
        </text:list-item>
      </text:list>
      <text:p text:style-name="P18">Чуть больше часа + одинаковые вопросы = море информации — вот такой прекрасный метод узнать правду.</text:p>
      <text:p text:style-name="P18">К слову, сначала он сказал, что был на двух свиданиях, но потом, в ходе разговора запутался, и выдал уже другую цифру — 4.</text:p>
      <text:p text:style-name="P46">* * *</text:p>
      <text:p text:style-name="P18">Но как же не попасться в эту ловушку снова?</text:p>
      <text:p text:style-name="P18">Здесь я бы хотела уделить особое внимание одной очень полезной штуке. Эта штука есть у каждого из нас, но мы почти не умеем ею пользоваться.</text:p>
      <text:p text:style-name="P18">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18">Поговорим об интуиции.</text:p>
      <text:p text:style-name="P17"><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18">И тут сразу можно задаться вопросом:</text:p>
      <text:list xml:id="list40509792" text:continue-numbering="true" text:style-name="диалог">
        <text:list-header>
          <text:p text:style-name="P115">«Что важнее — интуиция или же все-таки логика?»</text:p>
        </text:list-header>
      </text:list>
      <text:p text:style-name="P18">Логика — сознание — рационализм.</text:p>
      <text:p text:style-name="P18">Интуиция — подсознание — инстинкт.</text:p>
      <text:p text:style-name="P18">Если логика — это анализ сложившейся ситуации, то интуиция — это подсказки «внутреннего голоса».</text:p>
      <text:p text:style-name="P18">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18">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7"><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40491966" text:continue-numbering="true" text:style-name="диалог">
        <text:list-item>
          <text:p text:style-name="P112">Я так и знала!</text:p>
        </text:list-item>
      </text:list>
      <text:p text:style-name="P18">Да? И вот интересно — откуда знала? Ответить сложно, но ведь знала же!</text:p>
      <text:p text:style-name="P18">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18">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8"><text:soft-page-break/>Так-то.</text:p>
      <text:p text:style-name="P18">Стало быть, первое и самое главное правило — если кажется, то не кажется! Не пытайтесь оправдывать свои опасения.</text:p>
      <text:p text:style-name="P46">* * *</text:p>
      <text:p text:style-name="P1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7"><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7">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18">Понятно, что вы не будете его бить по шее, но мама в детстве так и делала, когда он нашкодит, поэтому он ее прячет.</text:p>
      <text:p text:style-name="P17"><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7">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7">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4">Человек, </text:span><text:span text:style-name="_30__20_Text"><text:span text:style-name="T44">вспоминая</text:span></text:span><text:span text:style-name="T4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4">Человек, который </text:span><text:span text:style-name="_30__20_Text"><text:span text:style-name="T47">пытается</text:span></text:span><text:span text:style-name="_30__20_Text"><text:span text:style-name="T44"> придумать</text:span></text:span><text:span text:style-name="T4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7"><text:soft-page-break/>Он спрячет от вас взгляд, но будет стараться говорить как можно убедительнее, рассуждая в слух.</text:p>
      <text:p text:style-name="P17">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1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7">Вот и получается первый совет по противостоянию лжи и ложности в поведении:</text:p>
      <text:p text:style-name="P18">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8">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18">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7"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5"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0499821" text:continue-numbering="true" text:style-name="диалог">
        <text:list-item>
          <text:p text:style-name="P98">Тебе показалось.</text:p>
        </text:list-item>
        <text:list-item>
          <text:p text:style-name="P98">Ты себе накручиваешь.</text:p>
        </text:list-item>
        <text:list-item>
          <text:p text:style-name="P98">Ничего у тебя не болит.</text:p>
        </text:list-item>
        <text:list-item>
          <text:p text:style-name="P98">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40490180" text:continue-numbering="true" text:style-name="диалог">
        <text:list-item>
          <text:p text:style-name="P98">Мне это нравится? — Нет.</text:p>
        </text:list-item>
        <text:list-item>
          <text:p text:style-name="P98">Он сейчас прав? — Нет.</text:p>
        </text:list-item>
        <text:list-item>
          <text:p text:style-name="P98">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40502150" text:continue-numbering="true" text:style-name="диалог">
        <text:list-item>
          <text:p text:style-name="P98">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0491809" text:continue-numbering="true" text:style-name="диалог">
        <text:list-item>
          <text:p text:style-name="P98">Ты что, хочешь сказать, что я сумасшедшая?!</text:p>
        </text:list-item>
      </text:list>
      <text:p text:style-name="P43">*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5"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0505634" text:continue-numbering="true" text:style-name="диалог">
        <text:list-item>
          <text:p text:style-name="P111">И это, по твоему, проблема? Ты действительно считаешь, что из-за этого стоит ссориться?</text:p>
        </text:list-item>
      </text:list>
      <text:p text:style-name="P17">И вот вы уже говорите о том, что не хотите ругаться, а просто пытаетесь решить семейный вопрос — он спрыгнул с темы.</text:p>
      <text:list xml:id="list40484700" text:continue-numbering="true" text:style-name="диалог">
        <text:list-item>
          <text:p text:style-name="P111">Я не буду разговаривать об этом. Это полный бред! Ты хоть слышишь себя?</text:p>
        </text:list-item>
      </text:list>
      <text:p text:style-name="P17">И вот вы пытаетесь понять, что же «такого» вы сказали не так — он спрыгнул с темы.</text:p>
      <text:list xml:id="list40497134" text:continue-numbering="true" text:style-name="диалог">
        <text:list-item>
          <text:p text:style-name="P111">В смысле?</text:p>
        </text:list-item>
      </text:list>
      <text:p text:style-name="P17"><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40495268" text:continue-numbering="true" text:style-name="диалог">
        <text:list-item>
          <text:p text:style-name="P98">У меня такое впечатление, что тебе просто неинтересно меня слушать.</text:p>
        </text:list-item>
        <text:list-item>
          <text:p text:style-name="P98">Ты каждый раз придумываешь отговорки, чтобы избежать разговоров со мной.</text:p>
        </text:list-item>
        <text:list-item>
          <text:p text:style-name="P98"><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40495790" text:continue-numbering="true" text:style-name="диалог">
        <text:list-item>
          <text:p text:style-name="P98">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5"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484285" text:continue-numbering="true" text:style-name="диалог">
        <text:list-item>
          <text:p text:style-name="P89"><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8">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40509434" text:continue-numbering="true" text:style-name="диалог">
        <text:list-item>
          <text:p text:style-name="P98">Мама научила меня не воспринимать все, что сказано до слова «Но». Скажи, пожалуйста, ты со мной согласен или нет?</text:p>
        </text:list-item>
        <text:list-item>
          <text:p text:style-name="P111">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5"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0497722" text:continue-numbering="true" text:style-name="диалог">
        <text:list-item>
          <text:p text:style-name="P98"><text:soft-page-break/>Твоя Машка как-то странно на меня посмотрела...</text:p>
        </text:list-item>
        <text:list-item>
          <text:p text:style-name="P98">Мне не нравится, что Петя на тебя постоянно смотрит. Я видел, как ты с ним кокетничала...</text:p>
        </text:list-item>
      </text:list>
      <text:p text:style-name="P17">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7">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5"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text:soft-page-break/>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40513294" text:continue-numbering="true" text:style-name="диалог">
        <text:list-item>
          <text:p text:style-name="P98">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0485516" text:continue-numbering="true" text:style-name="диалог">
        <text:list-item>
          <text:p text:style-name="P98">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40516622" text:continue-numbering="true" text:style-name="диалог">
        <text:list-item>
          <text:p text:style-name="P98">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40484291" text:continue-numbering="true" text:style-name="диалог">
        <text:list-item>
          <text:p text:style-name="P98">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0505192" text:continue-numbering="true" text:style-name="диалог">
        <text:list-item>
          <text:p text:style-name="P98">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40497632" text:continue-numbering="true" text:style-name="диалог">
        <text:list-item>
          <text:p text:style-name="P98">Ну? Что опять? Ну, говори! Чем ты не доволен!? Давай — я недоволен тем, что... Продолжай предложение!</text:p>
        </text:list-item>
      </text:list>
      <text:p text:style-name="P2">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text:soft-page-break/>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40497464" text:continue-numbering="true" text:style-name="диалог">
        <text:list-item>
          <text:p text:style-name="P98">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5"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40515624" text:continue-numbering="true" text:style-name="диалог">
        <text:list-item>
          <text:p text:style-name="P98">Мне нужна твоя помощь/совет/поддержка!</text:p>
        </text:list-item>
        <text:list-item>
          <text:p text:style-name="P98">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0511706" text:continue-numbering="true" text:style-name="диалог">
        <text:list-item>
          <text:p text:style-name="P98">Ты что, обиделся? На что? На то, что не можешь оказать мне помощь?</text:p>
        </text:list-item>
      </text:list>
      <text:h text:style-name="P85" text:outline-level="2"><text:bookmark-start text:name="Ighra_na_vashikh_emotsiiakh_ili_psikholo"/>Игра на ваших эмоциях<text:line-break/>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40503538" text:continue-numbering="true" text:style-name="диалог">
        <text:list-item>
          <text:p text:style-name="P98"><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98">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503827" text:continue-numbering="true" text:style-name="диалог">
        <text:list-item>
          <text:p text:style-name="P98">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5"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516264" text:continue-numbering="true" text:style-name="диалог">
        <text:list-item>
          <text:p text:style-name="P89"><text:span text:style-name="T20">Это все, потому что я черный? — если ответ «Да», то это виктимблейминг.</text:span></text:p>
        </text:list-item>
      </text:list>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text:soft-page-break/>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40502390" text:continue-numbering="true" text:style-name="диалог">
        <text:list-item>
          <text:p text:style-name="P98">Ее бы не изнасиловали, если бы она не надела такое короткое платье.</text:p>
        </text:list-item>
        <text:list-item>
          <text:p text:style-name="P98">Тебя не повысили, потому что ты мало старалась, тебе нужно было усерднее работать.</text:p>
        </text:list-item>
        <text:list-item>
          <text:p text:style-name="P98">Твой кошелек украли из-за твоей невнимательности...</text:p>
        </text:list-item>
      </text:list>
      <text:p text:style-name="P2">Все эти примеры, и подобные, подводятся итоговым приговором:</text:p>
      <text:list xml:id="list40496668" text:continue-numbering="true" text:style-name="диалог">
        <text:list-item>
          <text:p text:style-name="P98">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40505067" text:continue-numbering="true" text:style-name="диалог">
        <text:list-item>
          <text:p text:style-name="P98">А чего ты хотела?!</text:p>
        </text:list-item>
      </text:list>
      <text:p text:style-name="P2"><text:soft-page-break/>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text:soft-page-break/>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516204" text:continue-numbering="true" text:style-name="диалог">
        <text:list-item>
          <text:p text:style-name="P98">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text:soft-page-break/>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text:soft-page-break/>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text:soft-page-break/>Об этом нужно говорить. Говорить громко и уверенно. Вслух!</text:p>
      <text:list xml:id="list40491146" text:continue-numbering="true" text:style-name="диалог">
        <text:list-item>
          <text:p text:style-name="P98">Меня побили!</text:p>
        </text:list-item>
        <text:list-item>
          <text:p text:style-name="P98">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text:soft-page-break/>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500481" text:continue-numbering="true" text:style-name="диалог">
        <text:list-item>
          <text:p text:style-name="P98">То есть, если ты пересолила суп, то позволишь своему мужу наказать тебя? Побить?</text:p>
        </text:list-item>
        <text:list-item>
          <text:p text:style-name="P98">Я бы, например, сказала человеку, что у него карман не застегнут. Ведь я нормальный честный человек! А ты бы как поступил?</text:p>
        </text:list-item>
        <text:list-item>
          <text:p text:style-name="P98">Ты хочешь сказать, что, если увидишь на улице девушку в короткой юбке, это даст тебе полное право изнасиловать ее?</text:p>
        </text:list-item>
      </text:list>
      <text:h text:style-name="P85" text:outline-level="2"><text:bookmark-start text:name="Vam_riedko_ustupaiut_ili_nie_ustupaiut_v"/>Вам редко уступают или не уступают вообще<text:bookmark-end text:name="Vam_riedko_ustupaiut_ili_nie_ustupaiut_v"/></text:h>
      <text:p text:style-name="P17">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40513826" text:continue-numbering="true" text:style-name="диалог">
        <text:list-item>
          <text:p text:style-name="P98">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40506978" text:continue-numbering="true" text:style-name="диалог">
        <text:list-item>
          <text:p text:style-name="P98">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40496932" text:continue-numbering="true" text:style-name="диалог">
        <text:list-item>
          <text:p text:style-name="P98">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404938321" text:continue-numbering="true" text:style-name="диалог">
        <text:list-item>
          <text:p text:style-name="P98">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5"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text:soft-page-break/>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text:soft-page-break/>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40502739" text:continue-numbering="true" text:style-name="диалог">
        <text:list-item>
          <text:p text:style-name="P98">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40499017" text:continue-numbering="true" text:style-name="диалог">
        <text:list-item>
          <text:p text:style-name="P98">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490454" text:continue-numbering="true" text:style-name="диалог">
        <text:list-item>
          <text:p text:style-name="P98">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2">Пообещайте ему что-то, что ему может очень понравиться, например:</text:p>
      <text:list xml:id="list40509455" text:continue-numbering="true" text:style-name="диалог">
        <text:list-item>
          <text:p text:style-name="P98">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40489908" text:continue-numbering="true" text:style-name="диалог">
        <text:list-item>
          <text:p text:style-name="P98">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40498696" text:continue-numbering="true" text:style-name="диалог">
        <text:list-item>
          <text:p text:style-name="P98">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85"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0516278" text:continue-numbering="true" text:style-name="диалог">
        <text:list-item>
          <text:p text:style-name="P98">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40501085" text:continue-numbering="true" text:style-name="диалог">
        <text:list-item>
          <text:p text:style-name="P98">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40499264" text:continue-numbering="true" text:style-name="диалог">
        <text:list-item>
          <text:p text:style-name="P98"><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500292" text:continue-numbering="true" text:style-name="диалог">
        <text:list-item>
          <text:p text:style-name="P98"><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40508074" text:continue-numbering="true" text:style-name="диалог">
        <text:list-item>
          <text:p text:style-name="P98">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40508633" text:continue-numbering="true" text:style-name="диалог">
        <text:list-item>
          <text:p text:style-name="P98">Ты что, жаловался Маше/Пете на меня?</text:p>
        </text:list-item>
      </text:list>
      <text:p text:style-name="P2">Ну или пристыдить в распускании слухов о вашей паре:</text:p>
      <text:list xml:id="list40511510" text:continue-numbering="true" text:style-name="диалог">
        <text:list-item>
          <text:p text:style-name="P98">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85"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2">Другими словами, при воспитании ребенка родители выдвигали сразу два одновременно невыполнимых или противоречивых послания...:</text:p>
      <text:list xml:id="list40506160" text:continue-numbering="true" text:style-name="диалог">
        <text:list-item>
          <text:p text:style-name="P89"><text:span text:style-name="T20">Стой там — иди сюда.</text:span></text:p>
        </text:list-item>
        <text:list-item>
          <text:p text:style-name="P89"><text:soft-page-break/><text:span text:style-name="T20">Я приказываю тебе не выполнять моих приказов.</text:span></text:p>
        </text:list-item>
      </text:list>
      <text:p text:style-name="P2">...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text:soft-page-break/>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40510690" text:continue-numbering="true" text:style-name="диалог">
        <text:list-item>
          <text:p text:style-name="P98">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40487546" text:continue-numbering="true" text:style-name="диалог">
        <text:list-item>
          <text:p text:style-name="P98">Главное, что хорошо тебе! Вот это самое главное!</text:p>
        </text:list-item>
      </text:list>
      <text:p text:style-name="P2">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text:soft-page-break/>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504988" text:continue-numbering="true" text:style-name="диалог">
        <text:list-item>
          <text:p text:style-name="P98">Ты все придумываешь. Я такого не говорил...</text:p>
        </text:list-item>
      </text:list>
      <text:p text:style-name="P2">Потом висхолдинг:</text:p>
      <text:list xml:id="list40506535" text:continue-numbering="true" text:style-name="диалог">
        <text:list-item>
          <text:p text:style-name="P98">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40499109" text:continue-numbering="true" text:style-name="диалог">
        <text:list-item>
          <text:p text:style-name="P98">Вчера ты тоже говорила, что не хочешь ругаться, но, тем не менее мы поругались...</text:p>
        </text:list-item>
      </text:list>
      <text:p text:style-name="P2"><text:soft-page-break/>Конечно, без триангуляции никуда:</text:p>
      <text:list xml:id="list40495614" text:continue-numbering="true" text:style-name="диалог">
        <text:list-item>
          <text:p text:style-name="P98">Да все говорят, что ты просто неурав­новешенная...</text:p>
        </text:list-item>
      </text:list>
      <text:p text:style-name="P2">И в заключение, виктимблейминг:</text:p>
      <text:list xml:id="list40505576" text:continue-numbering="true" text:style-name="диалог">
        <text:list-item>
          <text:p text:style-name="P98">Хватит ныть! Сидела бы молча — ничего бы этого не было!..</text:p>
        </text:list-item>
      </text:list>
      <text:p text:style-name="P47">*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text:soft-page-break/>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3">*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text:span><text:soft-page-break/><text:span text:style-name="T20">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40497784" text:continue-numbering="true" text:style-name="диалог">
        <text:list-item>
          <text:p text:style-name="P98">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40507984" text:continue-numbering="true" text:style-name="диалог">
        <text:list-item>
          <text:p text:style-name="P98">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text:soft-page-break/>«запретили» приглашать друзей на свой день рождения:</text:p>
      <text:list xml:id="list40505056" text:continue-numbering="true" text:style-name="диалог">
        <text:list-item>
          <text:p text:style-name="P98">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40515553" text:continue-numbering="true" text:style-name="диалог">
        <text:list-item>
          <text:p text:style-name="P98">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40503299" text:continue-numbering="true" text:style-name="диалог">
        <text:list-item>
          <text:p text:style-name="P98">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text:soft-page-break/>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491165" text:continue-numbering="true" text:style-name="диалог">
        <text:list-item>
          <text:p text:style-name="P98">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8">Мы сделаем это когда ты захочешь — завтра!</text:p>
        </text:list-item>
        <text:list-item>
          <text:p text:style-name="P98">Ты можешь рассказать мне. Я пойму! / Как ты могла такое сделать?! Ты в своем уме?</text:p>
        </text:list-item>
        <text:list-item>
          <text:p text:style-name="P98">Тебе не нужна косметика, ты у меня и так красивая! / Ух какая девушка, не то, что моя — замухрышка!</text:p>
        </text:list-item>
        <text:list-item>
          <text:p text:style-name="P98"><text:soft-page-break/>Ты у меня самая лучшая! Я тебя недостоин! (Ты слишком умная/красивая/талантливая... Тебе надо быть хуже, чтобы я был достойным тебя!)</text:p>
        </text:list-item>
        <text:list-item>
          <text:p text:style-name="P98">Не работает — нахлебница, сидит на моей шее. / Работает — а обо мне кто будет заботиться?! Эгоистка!</text:p>
        </text:list-item>
        <text:list-item>
          <text:p text:style-name="P98">Все женщины корыстные сучки! Им только деньги и нужны! / Как это ты сама за себя заплатишь? Ты хочешь меня унизить?</text:p>
        </text:list-item>
        <text:list-item>
          <text:p text:style-name="P98">Занимаешься спортом — хочешь, чтоб парни на твою накачанную попку смотрели? / Не занимаешься — лентяйка и жопа у тебя жирная!</text:p>
        </text:list-item>
        <text:list-item>
          <text:p text:style-name="P98">Ей только обнимашки и нужны! / Она вообще не обращает на меня внимание!</text:p>
        </text:list-item>
        <text:list-item>
          <text:p text:style-name="P98">Мне нравятся умные девушки! / Она что думает, что она самая умная?!</text:p>
        </text:list-item>
        <text:list-item>
          <text:p text:style-name="P98">Мне так нравится твой смех! / Когда ты уже успокоишься? Веди себя нормально!</text:p>
        </text:list-item>
        <text:list-item>
          <text:p text:style-name="P98">Мне для тебя ничего не жалко! / Джинсы тебе новые? А чем тебе старые не нравятся?</text:p>
        </text:list-item>
      </text:list>
      <text:p text:style-name="P13"><text:soft-page-break/><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5"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4">Противостояние<text:span text:style-name="T11">:</text:span></text:p>
      <text:p text:style-name="P68"><text:soft-page-break/>Во-первых, как я уже неоднократно говорила — перестаньте служить. Во-вторых, поставьте наконец себя на первое место, полюбите себя!</text:p>
      <text:p text:style-name="P13">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3">Вылезьте наконец из «домика» под названием зависимость.</text:p>
      <text:p text:style-name="P13">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3">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4">Противостояние<text:span text:style-name="T11">:</text:span></text:p>
      <text:p text:style-name="P13">Здесь, на мой взгляд, ничего не остается, кроме как <text:s/>акцентировать на этом внимание вашего окружения. Обращайте внимание вслух:</text:p>
      <text:list xml:id="list40500356"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 На тебе цем!</text:p>
        </text:list-item>
        <text:list-item>
          <text:p text:style-name="P103"><text:span text:style-name="T11">Откуда столько внимания? Или это ты перед друзьями рисуешься?</text:span>!</text:p>
        </text:list-item>
        <text:list-item>
          <text:p text:style-name="P101"><text:soft-page-break/>Ой, а я уже и забыла, как цветы пахнут!</text:p>
        </text:list-item>
      </text:list>
      <text:p text:style-name="P13">Но, внимание!</text:p>
      <text:p text:style-name="P13"><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3">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3">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3">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5"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5">«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40502690" text:continue-numbering="true" text:style-name="диалог">
        <text:list-item>
          <text:p text:style-name="P98">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40512003" text:continue-numbering="true" text:style-name="диалог">
        <text:list-item>
          <text:p text:style-name="P98">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40493858" text:continue-numbering="true" text:style-name="диалог">
        <text:list-item>
          <text:p text:style-name="P98">Я вчера с тобой поделился, теперь ты делись.</text:p>
        </text:list-item>
        <text:list-item>
          <text:p text:style-name="P98">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490164" text:continue-numbering="true" text:style-name="диалог">
        <text:list-item>
          <text:p text:style-name="P98">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40516127" text:continue-numbering="true" text:style-name="диалог">
        <text:list-item>
          <text:p text:style-name="P98">Милая, но ты же знаешь, что я не уберу в квартире, как ты! Ты с этим справишься гораздо быстрее, чем я! Ты у меня такая молодец!</text:p>
        </text:list-item>
        <text:list-item>
          <text:p text:style-name="P98"><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98">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40495274" text:continue-numbering="true" text:style-name="диалог">
        <text:list-item>
          <text:p text:style-name="P98">Милая, не обижайся! Я ведь так тебя люблю!</text:p>
        </text:list-item>
        <text:list-item>
          <text:p text:style-name="P98">Я вчера погорячился... Вот тебе цветы!</text:p>
        </text:list-item>
        <text:list-item>
          <text:p text:style-name="P98">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7">*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40491290" text:continue-numbering="true" text:style-name="диалог">
        <text:list-item>
          <text:p text:style-name="P98">Спасибо! Я очень рада! Ты приготовил действительно вкусный ужин!</text:p>
        </text:list-item>
        <text:list-item>
          <text:p text:style-name="P98">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5">«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40503888" text:continue-numbering="true" text:style-name="диалог">
        <text:list-item>
          <text:p text:style-name="P98">Ты приготовила замечательный ужин! Вот если бы ты еще и десерт приготовила — цены бы тебе не было!</text:p>
        </text:list-item>
        <text:list-item>
          <text:p text:style-name="P98">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487691" text:continue-numbering="true" text:style-name="диалог">
        <text:list-item>
          <text:p text:style-name="P98">Ты прямо статусами из соц-сети заговорила!</text:p>
        </text:list-item>
        <text:list-item>
          <text:p text:style-name="P98">Вау, а что это за платье у тебя такое! Может наденешь что-то другое?</text:p>
        </text:list-item>
        <text:list-item>
          <text:p text:style-name="P98">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40515570" text:continue-numbering="true" text:style-name="диалог">
        <text:list-item>
          <text:p text:style-name="P98">Также во многом это проявляется в быту:</text:p>
        </text:list-item>
        <text:list-item>
          <text:p text:style-name="P98">Ты вчера борщ пересолила, поэтому сегодня готовишь тоже ты.</text:p>
        </text:list-item>
        <text:list-item>
          <text:p text:style-name="P98">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509288" text:continue-numbering="true" text:style-name="диалог">
        <text:list-item>
          <text:p text:style-name="P98">Да, эта то самое платье, в котором я была на нашем свидании неделю назад. Ты еще сказал, что я хорошо выгляжу.</text:p>
        </text:list-item>
        <text:list-item>
          <text:p text:style-name="P98">Ты думаешь, что если скажешь мне пару незнакомых мне слов, я тебя любить больше буду?</text:p>
        </text:list-item>
        <text:list-item>
          <text:p text:style-name="P98">Если ты хочешь рыбу на ужин, то ты мог бы сам ее приготовить.</text:p>
        </text:list-item>
        <text:list-item>
          <text:p text:style-name="P98">Не нравится — делай сам.</text:p>
        </text:list-item>
        <text:list-item>
          <text:p text:style-name="P98">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40496193" text:continue-numbering="true" text:style-name="диалог">
        <text:list-item>
          <text:p text:style-name="P98">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9"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5">«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40506106" text:continue-numbering="true" text:style-name="диалог">
        <text:list-item>
          <text:p text:style-name="P98">Если ты сейчас пойдешь гулять, то я с тобой не буду разговаривать.</text:p>
        </text:list-item>
        <text:list-item>
          <text:p text:style-name="P98">Если ты купишь это платье, то мы не поедем в отпуск.</text:p>
        </text:list-item>
        <text:list-item>
          <text:p text:style-name="P98">Если ты еще раз так сделаешь — пеняй на себя!</text:p>
        </text:list-item>
        <text:list-item>
          <text:p text:style-name="P98"><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40497714" text:continue-numbering="true" text:style-name="диалог">
        <text:list-item>
          <text:p text:style-name="P98">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511704" text:continue-numbering="true" text:style-name="диалог">
        <text:list-item>
          <text:p text:style-name="P98">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5">«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5"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40492207" text:continue-numbering="true" text:style-name="диалог">
        <text:list-item>
          <text:p text:style-name="P98">Ты уделяешь мне недостаточно внимания! — упрек.</text:p>
        </text:list-item>
        <text:list-item>
          <text:p text:style-name="P98">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40500162" text:continue-numbering="true" text:style-name="диалог">
        <text:list-item>
          <text:p text:style-name="P98">Болит голова? Выпей таблетку. Вон там лежит...</text:p>
        </text:list-item>
        <text:list-item>
          <text:p text:style-name="P98">Что? Опять злодей-Володя тебе палки в колеса ставит? Вот паразит! Ужинать будешь?</text:p>
        </text:list-item>
        <text:list-item>
          <text:p text:style-name="P98">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8">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5"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5">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40495343" text:continue-numbering="true" text:style-name="диалог">
        <text:list-item>
          <text:p text:style-name="P98">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3">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3">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3">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3">В отношениях с маниакальным чистюлей этого недостаточно.</text:p>
      <text:p text:style-name="P13"><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3">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3">Также, чрезмерная приверженность к чистоте может свидетельствовать о наличии таких качеств, как:</text:p>
      <text:list xml:id="list485220078966443230" text:style-name="L4">
        <text:list-item>
          <text:p text:style-name="P133"><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4"><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2"><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3">Но что же делать вам, если именно от вас требуют идеальной чистоты в доме?</text:p>
      <text:p text:style-name="P14"><text:soft-page-break/>Противостояние<text:span text:style-name="T11">:</text:span></text:p>
      <text:p text:style-name="P13">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5"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523404350681669175" text:style-name="L5">
        <text:list-item>
          <text:p text:style-name="P134"><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05">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5">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5">абьюзер считает, что у вас лишний вес и заставляет вас голодать: «Хватит жрать!»;</text:p>
        </text:list-item>
        <text:list-item>
          <text:p text:style-name="P105">абьюзер создает условия, в которых заставляет вас мерзнуть: «Холодно? Приседай — быстрее согреешься!»;</text:p>
        </text:list-item>
        <text:list-item>
          <text:p text:style-name="P105"><text:soft-page-break/>абьюзер мешает вам спать: «На том свете выспишься!»;</text:p>
        </text:list-item>
        <text:list-item>
          <text:p text:style-name="P105">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40506280" text:continue-list="list40495343" text:style-name="диалог">
        <text:list-item>
          <text:p text:style-name="P98">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8">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8">Ты же знаешь, что я на антибиотиках. Ты не хочешь, чтобы я поправилась?</text:p>
        </text:list-item>
        <text:list-item>
          <text:p text:style-name="P98">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5" text:outline-level="2"><text:bookmark-start text:name="Popytka_vytorghovat____pravo_nalievo____"/>Попытка выторговать право на «лево».<text:line-break/>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5"><text:soft-page-break/>Лично я никогда об этом не задумывалась, но как-то разговорилась с девчонками на эту тему и услышала довольно интересное мнение.</text:p>
      <text:list xml:id="list40503413" text:continue-numbering="true" text:style-name="диалог">
        <text:list-item>
          <text:p text:style-name="P98">Я бы простила измену. — сказала мне одна девушка, которая очень себя любит.</text:p>
        </text:list-item>
        <text:list-item>
          <text:p text:style-name="P98">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9">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6">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text:soft-page-break/>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text:soft-page-break/>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text:soft-page-break/>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text:soft-page-break/>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3">*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text:soft-page-break/>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40511528" text:continue-numbering="true" text:style-name="диалог">
        <text:list-item>
          <text:p text:style-name="P106"><text:soft-page-break/>Что здесь такого? Я же тебя люблю! А она для меня ничего не значит!</text:p>
        </text:list-item>
        <text:list-item>
          <text:p text:style-name="P106">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40499192" text:continue-numbering="true" text:style-name="диалог">
        <text:list-item>
          <text:p text:style-name="P106">Не имеет значения, что произошло в тот момент, когда люди были, как бы, не вместе...</text:p>
        </text:list-item>
        <text:list-item>
          <text:p text:style-name="P106">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40484936" text:continue-numbering="true" text:style-name="диалог">
        <text:list-item>
          <text:p text:style-name="P106">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text:soft-page-break/>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text:soft-page-break/>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text:soft-page-break/>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text:soft-page-break/>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40514258" text:continue-numbering="true" text:style-name="диалог">
        <text:list-item>
          <text:p text:style-name="P98">У женщины мужик должен быть один. Только шлюхи трахаются со всеми подряд! — можете услышать вы в ответ.</text:p>
        </text:list-item>
      </text:list>
      <text:p text:style-name="P2"><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40493240" text:continue-numbering="true" text:style-name="диалог">
        <text:list-item>
          <text:p text:style-name="P98">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text:soft-page-break/>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40488617" text:continue-numbering="true" text:style-name="диалог">
        <text:list-item>
          <text:p text:style-name="P106">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text:soft-page-break/>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text:soft-page-break/>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40486236" text:continue-numbering="true" text:style-name="диалог">
        <text:list-item>
          <text:p text:style-name="P98">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40495455" text:continue-numbering="true" text:style-name="диалог">
        <text:list-item>
          <text:p text:style-name="P98">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40486898" text:continue-numbering="true" text:style-name="диалог">
        <text:list-item>
          <text:p text:style-name="P98">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3"><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40493974" text:continue-numbering="true" text:style-name="диалог">
        <text:list-item>
          <text:p text:style-name="P98">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40494346" text:continue-numbering="true" text:style-name="диалог">
        <text:list-item>
          <text:p text:style-name="P98">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h text:style-name="P85" text:outline-level="2">Нарциссизм</text:h>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text:soft-page-break/>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40514632" text:continue-numbering="true" text:style-name="диалог">
        <text:list-item>
          <text:p text:style-name="P98">Ты выйдешь за меня замуж!? — Если бы не твое поведение, мы бы уже давно поженились...</text:p>
        </text:list-item>
      </text:list>
      <text:p text:style-name="P10">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1">плинтуса. Его уровень не изменится, но стоит вам поверить в его замечания, он уже стоит на ступеньку выше своей жертвы.</text:span></text:p>
      <text:p text:style-name="P16"><text:soft-page-break/>Это был чисто гипотетический пример, <text:span text:style-name="T13">однако</text:span> я хочу отметить, что среди нарциссов встречаются невероятно успешные люди.</text:p>
      <text:p text:style-name="P2"><text:span text:style-name="T10">Противостояние</text:span>:</text:p>
      <text:p text:style-name="P2">Перестаньте служить!</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6">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5"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7">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5"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0507823" text:continue-numbering="true" text:style-name="диалог">
        <text:list-item>
          <text:p text:style-name="P98">Меня никто, кроме тебя не понимает!</text:p>
        </text:list-item>
        <text:list-item>
          <text:p text:style-name="P98">Ты лучшее, что со мной случилось в жизни!</text:p>
        </text:list-item>
        <text:list-item>
          <text:p text:style-name="P98">Как я мог так поступать с тобой?! Теперь я все понял!</text:p>
        </text:list-item>
      </text:list>
      <text:p text:style-name="P17"><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4">Противостояние<text:span text:style-name="T11">:</text:span></text:p>
      <text:p text:style-name="P13"><text:soft-page-break/>Не возвращайтесь!</text:p>
      <text:h text:style-name="P85"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40486477" text:continue-numbering="true" text:style-name="диалог">
        <text:list-item>
          <text:p text:style-name="P98">Так будет лучше для нас.</text:p>
        </text:list-item>
      </text:list>
      <text:p text:style-name="P2">Или:</text:p>
      <text:list xml:id="list40494962" text:continue-numbering="true" text:style-name="диалог">
        <text:list-item>
          <text:p text:style-name="P98">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3">*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3"/>
      <text:h text:style-name="P84" text:outline-level="2">Универсальные способы противостояния манипуляции.</text:h>
      <text:p text:style-name="P21">(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19">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19">Предлагаю вашему вниманию результат его неоценимых трудов!</text:p>
      <text:list xml:id="list40507063" text:continue-list="list40503895" text:style-name="List_20_1">
        <text:list-item text:start-value="1">
          <text:p text:style-name="P113">Недоверие.</text:p>
          <text:p text:style-name="P114"><text:soft-page-break/>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3">Избегание источников раздражителя.</text:p>
          <text:p text:style-name="P11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3">Ирония, подход с юмором.</text:p>
          <text:p text:style-name="P114">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3">Мнимое непонимание.</text:p>
          <text:p text:style-name="P11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text:soft-page-break/>неоднозначных выражений, чем оградите себя от напряжения.</text:p>
        </text:list-item>
        <text:list-item>
          <text:p text:style-name="P113">Критичность мышления.</text:p>
          <text:p text:style-name="P11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3">Возможность выбора.</text:p>
          <text:p text:style-name="P11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3">Наличие времени на обдумывание.</text:p>
          <text:p text:style-name="P11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3">Уверенность в себе и больше смелости.</text:p>
          <text:p text:style-name="P114">Будучи уверенной в том, что услышали, увидели и почувствовали, вы поможете себе из<text:soft-page-break/>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3">Самодостаточность.</text:p>
          <text:p text:style-name="P95"><text:span text:style-name="T49">C </text:span><text:span text:style-name="T45">чувством </text:span><text:span text:style-name="T48">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7" text:outline-level="1">Эпилог</text:h>
      <text:p text:style-name="P13">Ну вот и все. Дело сделано.</text:p>
      <text:p text:style-name="P13">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3">Изначально, именно это стало целью для меня - найти и объяснить себе:</text:p>
      <text:list xml:id="list40499643" text:continue-list="list40494962"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3">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3">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3">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3">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3">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3">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3">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4"><text:soft-page-break/>* * *</text:p>
      <text:p text:style-name="P13">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3">Для них это может стать новым стимулом для оскорблений и высмеивания, а также вызвать множество возмущений и обвинении меня в клевете.</text:p>
      <text:list xml:id="list40485745"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Это просто смешно;</text:p>
        </text:list-item>
        <text:list-item>
          <text:p text:style-name="P101">Это еще раз доказывает ее неадекватность;</text:p>
        </text:list-item>
      </text:list>
      <text:p text:style-name="P13">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3">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4">* * *</text:p>
      <text:p text:style-name="P13">Напоследок не удержусь и нажелаю!</text:p>
      <text:p text:style-name="P13">Я желаю вам быть сильными и любить себя.</text:p>
      <text:p text:style-name="P13">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3">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3"><text:soft-page-break/>Я желаю вам понимать, что для вас лучше и точно знать, что же приведет вас к счастью!</text:p>
      <text:p text:style-name="P13">Я желаю вам то, чего вы заслуживаете, без поблажек и привилегий!</text:p>
      <text:p text:style-name="P13"><text:span text:style-name="T3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1">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3">Искренне ваша Я. Каминская.</text:p>
      <text:p text:style-name="P65"/>
      <text:p text:style-name="P140">Содержание</text:p>
      <text:p text:style-name="P32"/>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0">Демонстрация занятости<text:tab/>436</text:p>
      <text:p text:style-name="P70">Демонстрация любви<text:tab/>440</text:p>
      <text:p text:style-name="P74">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4">Постоянные жалобы<text:tab/>462</text:p>
      <text:p text:style-name="P74">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Pacifico" svg:font-family="Pacifico" style:font-pitch="variable"/>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3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3"> Глава 9. Мы так общаемся</text:chapter></text:p>
      </style:header-left>
      <style:footer>
        <text:p text:style-name="Footer"/>
      </style:footer>
      <style:footer-left>
        <text:p text:style-name="Footer"><text:page-number text:select-page="current">192</text:page-number></text:p>
      </style:footer-left>
    </style:master-page>
    <style:master-page style:name="Right_20_Page" style:display-name="Right Page" style:page-layout-name="Mpm5" style:next-style-name="Left_20_Page">
      <style:header>
        <text:p text:style-name="MP1"><text:chapter text:display="name" text:outline-level="3"> Глава 9. Мы так общаемся</text:chapter> </text:p>
      </style:header>
      <style:footer>
        <text:p text:style-name="Footer"><text:page-number text:select-page="current">19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3T20:30:39.88</dc:date>
    <meta:editing-cycles>541</meta:editing-cycles>
    <meta:editing-duration>P18DT13H36M31S</meta:editing-duration>
    <meta:document-statistic meta:table-count="1" meta:image-count="0" meta:object-count="0" meta:page-count="817" meta:paragraph-count="4084" meta:word-count="102889" meta:character-count="6431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